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94cm"/>
    </style:style>
    <style:style style:name="co2" style:family="table-column">
      <style:table-column-properties fo:break-before="auto" style:column-width="4.17cm"/>
    </style:style>
    <style:style style:name="co3" style:family="table-column">
      <style:table-column-properties fo:break-before="auto" style:column-width="4.4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 style:data-style-name="N2"/>
    <style:style style:name="ce8" style:family="table-cell" style:parent-style-name="Default" style:data-style-name="N4"/>
    <style:style style:name="T1" style:family="text">
      <style:text-properties style:text-position="-8% 58%"/>
    </style:style>
    <style:style style:name="T2" style:family="text">
      <style:text-properties fo:font-size="10pt" style:font-size-asian="10pt" style:font-size-complex="10pt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8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4</text:p>
          </table:table-cell>
          <table:covered-table-cell table:number-columns-repeated="9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/>
          <table:table-cell table:number-columns-repeated="11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table:number-columns-spanned="9" table:number-rows-spanned="1"/>
          <table:covered-table-cell table:number-columns-repeated="8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/>
          <table:table-cell table:number-columns-repeated="11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11"/>
          <table:table-cell table:style-name="Default" table:number-columns-repeated="2"/>
        </table:table-row>
        <table:table-row table:style-name="ro1">
          <table:table-cell table:style-name="ce2"/>
          <table:table-cell table:number-columns-repeated="11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Случайная выборка</text:p>
          </table:table-cell>
          <table:table-cell office:value-type="string" calcext:value-type="string">
            <text:p>Округлённые значения</text:p>
          </table:table-cell>
          <table:table-cell office:value-type="string" calcext:value-type="string">
            <text:p>Упорядоченная выборка</text:p>
          </table:table-cell>
          <table:table-cell/>
          <table:table-cell office:value-type="string" calcext:value-type="string">
            <text:p>Нижняя граница</text:p>
          </table:table-cell>
          <table:table-cell office:value-type="string" calcext:value-type="string">
            <text:p>Верхняя граница</text:p>
          </table:table-cell>
          <table:table-cell office:value-type="string" calcext:value-type="string">
            <text:p>Диапазон</text:p>
          </table:table-cell>
          <table:table-cell office:value-type="string" calcext:value-type="string">
            <text:p>Частота</text:p>
          </table:table-cell>
          <table:table-cell table:style-name="Default"/>
          <table:table-cell table:style-name="ce6" office:value-type="string" calcext:value-type="string">
            <text:p>Интервал</text:p>
          </table:table-cell>
          <table:table-cell table:style-name="ce7" table:formula="of:=MAX([.B8:.B147])-MIN([.B8:.B147])" office:value-type="float" office:value="88" calcext:value-type="float">
            <text:p>88,00</text:p>
          </table:table-cell>
          <table:table-cell/>
          <table:table-cell table:style-name="Default" office:value-type="string" calcext:value-type="string">
            <text:p>x<text:span text:style-name="T1">i</text:span> - x</text:p>
          </table:table-cell>
          <table:table-cell table:style-name="Default" office:value-type="string" calcext:value-type="string">
            <text:p>(x<text:span text:style-name="T1">i</text:span> - x)<text:span text:style-name="T2">3</text:span></text:p>
          </table:table-cell>
        </table:table-row>
        <table:table-row table:style-name="ro1">
          <table:table-cell table:formula="of:=COM.MICROSOFT.NORM.INV(RAND(); 60; 15)" office:value-type="float" office:value="29.1336648439178" calcext:value-type="float">
            <text:p>29,134</text:p>
          </table:table-cell>
          <table:table-cell table:formula="of:=ROUND([.A8]; 0)" office:value-type="float" office:value="29" calcext:value-type="float">
            <text:p>29</text:p>
          </table:table-cell>
          <table:table-cell table:formula="of:=SMALL([.$B$8:.$B$147]; ROW([.B8])-ROW([.$B$8])+1)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[&quot;&amp;[.E8]&amp;&quot;; &quot;&amp;[.F8]&amp;&quot;)&quot;" office:value-type="string" office:string-value="[0; 10)" calcext:value-type="string">
            <text:p>[0; 10)</text:p>
          </table:table-cell>
          <table:table-cell table:formula="of:=COUNTIF([.$C$8:.$C$147]; &quot;&lt;&quot;&amp;[.F8])" office:value-type="float" office:value="0" calcext:value-type="float">
            <text:p>0</text:p>
          </table:table-cell>
          <table:table-cell table:style-name="Default"/>
          <table:table-cell table:style-name="ce6" office:value-type="string" calcext:value-type="string">
            <text:p>Счёт</text:p>
          </table:table-cell>
          <table:table-cell table:style-name="ce7" table:formula="of:=COUNT([.B8:.B147])" office:value-type="float" office:value="140" calcext:value-type="float">
            <text:p>140,00</text:p>
          </table:table-cell>
          <table:table-cell/>
          <table:table-cell table:formula="of:=[.B8]-[.$K$11]" office:value-type="float" office:value="-32.0928571428571" calcext:value-type="float">
            <text:p>-32,09</text:p>
          </table:table-cell>
          <table:table-cell table:formula="of:=POWER([.M8]; 3)" office:value-type="float" office:value="-33054.0856986152" calcext:value-type="float">
            <text:p>-33 054,09</text:p>
          </table:table-cell>
        </table:table-row>
        <table:table-row table:style-name="ro1">
          <table:table-cell table:formula="of:=COM.MICROSOFT.NORM.INV(RAND(); 60; 15)" office:value-type="float" office:value="88.0218144380131" calcext:value-type="float">
            <text:p>88,022</text:p>
          </table:table-cell>
          <table:table-cell table:formula="of:=ROUND([.A9]; 0)" office:value-type="float" office:value="88" calcext:value-type="float">
            <text:p>88</text:p>
          </table:table-cell>
          <table:table-cell table:formula="of:=SMALL([.$B$8:.$B$147]; ROW([.B9])-ROW([.$B$8])+1)" office:value-type="float" office:value="28" calcext:value-type="float">
            <text:p>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&quot;[&quot;&amp;[.E9]&amp;&quot;; &quot;&amp;[.F9]&amp;&quot;)&quot;" office:value-type="string" office:string-value="[10; 20)" calcext:value-type="string">
            <text:p>[10; 20)</text:p>
          </table:table-cell>
          <table:table-cell table:formula="of:=COUNTIF([.$C$8:.$C$147]; &quot;&lt;&quot;&amp;[.F9])-SUM([.H8:.$H$8])" office:value-type="float" office:value="1" calcext:value-type="float">
            <text:p>1</text:p>
          </table:table-cell>
          <table:table-cell table:style-name="Default"/>
          <table:table-cell table:style-name="ce6" office:value-type="string" calcext:value-type="string">
            <text:p>Медиана</text:p>
          </table:table-cell>
          <table:table-cell table:style-name="ce7" table:formula="of:=MEDIAN([.B8:.B147])" office:value-type="float" office:value="61" calcext:value-type="float">
            <text:p>61,00</text:p>
          </table:table-cell>
          <table:table-cell/>
          <table:table-cell table:formula="of:=[.B9]-[.$K$11]" office:value-type="float" office:value="26.9071428571429" calcext:value-type="float">
            <text:p>26,91</text:p>
          </table:table-cell>
          <table:table-cell table:formula="of:=POWER([.M9]; 3)" office:value-type="float" office:value="19480.6190462828" calcext:value-type="float">
            <text:p>19 480,62</text:p>
          </table:table-cell>
        </table:table-row>
        <table:table-row table:style-name="ro1">
          <table:table-cell table:formula="of:=COM.MICROSOFT.NORM.INV(RAND(); 60; 15)" office:value-type="float" office:value="30.0080302261666" calcext:value-type="float">
            <text:p>30,008</text:p>
          </table:table-cell>
          <table:table-cell table:formula="of:=ROUND([.A10]; 0)" office:value-type="float" office:value="30" calcext:value-type="float">
            <text:p>30</text:p>
          </table:table-cell>
          <table:table-cell table:formula="of:=SMALL([.$B$8:.$B$147]; ROW([.B10])-ROW([.$B$8])+1)" office:value-type="float" office:value="29" calcext:value-type="float">
            <text:p>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&quot;[&quot;&amp;[.E10]&amp;&quot;; &quot;&amp;[.F10]&amp;&quot;)&quot;" office:value-type="string" office:string-value="[20; 30)" calcext:value-type="string">
            <text:p>[20; 30)</text:p>
          </table:table-cell>
          <table:table-cell table:formula="of:=COUNTIF([.$C$8:.$C$147]; &quot;&lt;&quot;&amp;[.F10])-SUM([.H$8:.$H9])" office:value-type="float" office:value="3" calcext:value-type="float">
            <text:p>3</text:p>
          </table:table-cell>
          <table:table-cell table:style-name="Default"/>
          <table:table-cell table:style-name="ce6" office:value-type="string" calcext:value-type="string">
            <text:p>Мода</text:p>
          </table:table-cell>
          <table:table-cell table:style-name="ce7" table:formula="of:=MODE([.B8:.B147])" office:value-type="float" office:value="55" calcext:value-type="float">
            <text:p>55,00</text:p>
          </table:table-cell>
          <table:table-cell/>
          <table:table-cell table:formula="of:=[.B10]-[.$K$11]" office:value-type="float" office:value="-31.0928571428571" calcext:value-type="float">
            <text:p>-31,09</text:p>
          </table:table-cell>
          <table:table-cell table:formula="of:=POWER([.M10]; 3)" office:value-type="float" office:value="-30059.5098312682" calcext:value-type="float">
            <text:p>-30 059,51</text:p>
          </table:table-cell>
        </table:table-row>
        <table:table-row table:style-name="ro1">
          <table:table-cell table:formula="of:=COM.MICROSOFT.NORM.INV(RAND(); 60; 15)" office:value-type="float" office:value="92.575032093816" calcext:value-type="float">
            <text:p>92,575</text:p>
          </table:table-cell>
          <table:table-cell table:formula="of:=ROUND([.A11]; 0)" office:value-type="float" office:value="93" calcext:value-type="float">
            <text:p>93</text:p>
          </table:table-cell>
          <table:table-cell table:formula="of:=SMALL([.$B$8:.$B$147]; ROW([.B11])-ROW([.$B$8])+1)"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&quot;[&quot;&amp;[.E11]&amp;&quot;; &quot;&amp;[.F11]&amp;&quot;)&quot;" office:value-type="string" office:string-value="[30; 40)" calcext:value-type="string">
            <text:p>[30; 40)</text:p>
          </table:table-cell>
          <table:table-cell table:formula="of:=COUNTIF([.$C$8:.$C$147]; &quot;&lt;&quot;&amp;[.F11])-SUM([.H$8:.$H10])" office:value-type="float" office:value="7" calcext:value-type="float">
            <text:p>7</text:p>
          </table:table-cell>
          <table:table-cell table:style-name="Default"/>
          <table:table-cell table:style-name="ce6" office:value-type="string" calcext:value-type="string">
            <text:p>Среднее</text:p>
          </table:table-cell>
          <table:table-cell table:style-name="ce7" table:formula="of:=AVERAGE([.B8:.B147])" office:value-type="float" office:value="61.0928571428571" calcext:value-type="float">
            <text:p>61,09</text:p>
          </table:table-cell>
          <table:table-cell/>
          <table:table-cell table:formula="of:=[.B11]-[.$K$11]" office:value-type="float" office:value="31.9071428571429" calcext:value-type="float">
            <text:p>31,91</text:p>
          </table:table-cell>
          <table:table-cell table:formula="of:=POWER([.M11]; 3)" office:value-type="float" office:value="32483.5698115889" calcext:value-type="float">
            <text:p>32 483,57</text:p>
          </table:table-cell>
        </table:table-row>
        <table:table-row table:style-name="ro1">
          <table:table-cell table:formula="of:=COM.MICROSOFT.NORM.INV(RAND(); 60; 15)" office:value-type="float" office:value="52.0319119194434" calcext:value-type="float">
            <text:p>52,032</text:p>
          </table:table-cell>
          <table:table-cell table:formula="of:=ROUND([.A12]; 0)" office:value-type="float" office:value="52" calcext:value-type="float">
            <text:p>52</text:p>
          </table:table-cell>
          <table:table-cell table:formula="of:=SMALL([.$B$8:.$B$147]; ROW([.B12])-ROW([.$B$8])+1)"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&quot;[&quot;&amp;[.E12]&amp;&quot;; &quot;&amp;[.F12]&amp;&quot;)&quot;" office:value-type="string" office:string-value="[40; 50)" calcext:value-type="string">
            <text:p>[40; 50)</text:p>
          </table:table-cell>
          <table:table-cell table:formula="of:=COUNTIF([.$C$8:.$C$147]; &quot;&lt;&quot;&amp;[.F12])-SUM([.H$8:.$H11])" office:value-type="float" office:value="16" calcext:value-type="float">
            <text:p>16</text:p>
          </table:table-cell>
          <table:table-cell table:style-name="Default"/>
          <table:table-cell table:style-name="ce6" office:value-type="string" calcext:value-type="string">
            <text:p>Среднее линейное отклонение</text:p>
          </table:table-cell>
          <table:table-cell table:style-name="ce7" table:formula="of:=AVEDEV([.B8:.B147])" office:value-type="float" office:value="11.9227551020408" calcext:value-type="float">
            <text:p>11,92</text:p>
          </table:table-cell>
          <table:table-cell/>
          <table:table-cell table:formula="of:=[.B12]-[.$K$11]" office:value-type="float" office:value="-9.09285714285714" calcext:value-type="float">
            <text:p>-9,09</text:p>
          </table:table-cell>
          <table:table-cell table:formula="of:=POWER([.M12]; 3)" office:value-type="float" office:value="-751.797892492711" calcext:value-type="float">
            <text:p>-751,80</text:p>
          </table:table-cell>
        </table:table-row>
        <table:table-row table:style-name="ro1">
          <table:table-cell table:formula="of:=COM.MICROSOFT.NORM.INV(RAND(); 60; 15)" office:value-type="float" office:value="49.3132374849329" calcext:value-type="float">
            <text:p>49,313</text:p>
          </table:table-cell>
          <table:table-cell table:formula="of:=ROUND([.A13]; 0)" office:value-type="float" office:value="49" calcext:value-type="float">
            <text:p>49</text:p>
          </table:table-cell>
          <table:table-cell table:formula="of:=SMALL([.$B$8:.$B$147]; ROW([.B13])-ROW([.$B$8])+1)" office:value-type="float" office:value="32" calcext:value-type="float">
            <text:p>3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&quot;[&quot;&amp;[.E13]&amp;&quot;; &quot;&amp;[.F13]&amp;&quot;)&quot;" office:value-type="string" office:string-value="[50; 60)" calcext:value-type="string">
            <text:p>[50; 60)</text:p>
          </table:table-cell>
          <table:table-cell table:formula="of:=COUNTIF([.$C$8:.$C$147]; &quot;&lt;&quot;&amp;[.F13])-SUM([.H$8:.$H12])" office:value-type="float" office:value="39" calcext:value-type="float">
            <text:p>39</text:p>
          </table:table-cell>
          <table:table-cell table:style-name="Default"/>
          <table:table-cell table:style-name="ce6" office:value-type="string" calcext:value-type="string">
            <text:p>Дисперсия</text:p>
          </table:table-cell>
          <table:table-cell table:style-name="ce7" table:formula="of:=VAR([.B8:.B147])" office:value-type="float" office:value="224.257502569373" calcext:value-type="float">
            <text:p>224,26</text:p>
          </table:table-cell>
          <table:table-cell/>
          <table:table-cell table:formula="of:=[.B13]-[.$K$11]" office:value-type="float" office:value="-12.0928571428571" calcext:value-type="float">
            <text:p>-12,09</text:p>
          </table:table-cell>
          <table:table-cell table:formula="of:=POWER([.M13]; 3)" office:value-type="float" office:value="-1768.42549453353" calcext:value-type="float">
            <text:p>-1 768,43</text:p>
          </table:table-cell>
        </table:table-row>
        <table:table-row table:style-name="ro1">
          <table:table-cell table:formula="of:=COM.MICROSOFT.NORM.INV(RAND(); 60; 15)" office:value-type="float" office:value="62.8717583998827" calcext:value-type="float">
            <text:p>62,872</text:p>
          </table:table-cell>
          <table:table-cell table:formula="of:=ROUND([.A14]; 0)" office:value-type="float" office:value="63" calcext:value-type="float">
            <text:p>63</text:p>
          </table:table-cell>
          <table:table-cell table:formula="of:=SMALL([.$B$8:.$B$147]; ROW([.B14])-ROW([.$B$8])+1)" office:value-type="float" office:value="33" calcext:value-type="float">
            <text:p>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&quot;[&quot;&amp;[.E14]&amp;&quot;; &quot;&amp;[.F14]&amp;&quot;)&quot;" office:value-type="string" office:string-value="[60; 70)" calcext:value-type="string">
            <text:p>[60; 70)</text:p>
          </table:table-cell>
          <table:table-cell table:formula="of:=COUNTIF([.$C$8:.$C$147]; &quot;&lt;&quot;&amp;[.F14])-SUM([.H$8:.$H13])" office:value-type="float" office:value="34" calcext:value-type="float">
            <text:p>34</text:p>
          </table:table-cell>
          <table:table-cell table:style-name="Default"/>
          <table:table-cell table:style-name="ce6" office:value-type="string" calcext:value-type="string">
            <text:p>Среднее квадратичное отклонение</text:p>
          </table:table-cell>
          <table:table-cell table:style-name="ce7" table:formula="of:=COM.MICROSOFT.STDEV.P([.B8:.B147])" office:value-type="float" office:value="14.9216508223891" calcext:value-type="float">
            <text:p>14,92</text:p>
          </table:table-cell>
          <table:table-cell/>
          <table:table-cell table:formula="of:=[.B14]-[.$K$11]" office:value-type="float" office:value="1.90714285714286" calcext:value-type="float">
            <text:p>1,91</text:p>
          </table:table-cell>
          <table:table-cell table:formula="of:=POWER([.M14]; 3)" office:value-type="float" office:value="6.93664832361517" calcext:value-type="float">
            <text:p>6,94</text:p>
          </table:table-cell>
        </table:table-row>
        <table:table-row table:style-name="ro1">
          <table:table-cell table:formula="of:=COM.MICROSOFT.NORM.INV(RAND(); 60; 15)" office:value-type="float" office:value="45.5213761300888" calcext:value-type="float">
            <text:p>45,521</text:p>
          </table:table-cell>
          <table:table-cell table:formula="of:=ROUND([.A15]; 0)" office:value-type="float" office:value="46" calcext:value-type="float">
            <text:p>46</text:p>
          </table:table-cell>
          <table:table-cell table:formula="of:=SMALL([.$B$8:.$B$147]; ROW([.B15])-ROW([.$B$8])+1)" office:value-type="float" office:value="35" calcext:value-type="float">
            <text:p>3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&quot;[&quot;&amp;[.E15]&amp;&quot;; &quot;&amp;[.F15]&amp;&quot;)&quot;" office:value-type="string" office:string-value="[70; 80)" calcext:value-type="string">
            <text:p>[70; 80)</text:p>
          </table:table-cell>
          <table:table-cell table:formula="of:=COUNTIF([.$C$8:.$C$147]; &quot;&lt;&quot;&amp;[.F15])-SUM([.H$8:.$H14])" office:value-type="float" office:value="28" calcext:value-type="float">
            <text:p>28</text:p>
          </table:table-cell>
          <table:table-cell table:style-name="Default"/>
          <table:table-cell table:style-name="ce6" office:value-type="string" calcext:value-type="string">
            <text:p>Стандартное отклонение</text:p>
          </table:table-cell>
          <table:table-cell table:style-name="ce7" table:formula="of:=COM.MICROSOFT.STDEV.S([.B8:.B147])" office:value-type="float" office:value="14.9752296332769" calcext:value-type="float">
            <text:p>14,98</text:p>
          </table:table-cell>
          <table:table-cell/>
          <table:table-cell table:formula="of:=[.B15]-[.$K$11]" office:value-type="float" office:value="-15.0928571428571" calcext:value-type="float">
            <text:p>-15,09</text:p>
          </table:table-cell>
          <table:table-cell table:formula="of:=POWER([.M15]; 3)" office:value-type="float" office:value="-3438.06738228863" calcext:value-type="float">
            <text:p>-3 438,07</text:p>
          </table:table-cell>
        </table:table-row>
        <table:table-row table:style-name="ro1">
          <table:table-cell table:formula="of:=COM.MICROSOFT.NORM.INV(RAND(); 60; 15)" office:value-type="float" office:value="35.0920619005026" calcext:value-type="float">
            <text:p>35,092</text:p>
          </table:table-cell>
          <table:table-cell table:formula="of:=ROUND([.A16]; 0)" office:value-type="float" office:value="35" calcext:value-type="float">
            <text:p>35</text:p>
          </table:table-cell>
          <table:table-cell table:formula="of:=SMALL([.$B$8:.$B$147]; ROW([.B16])-ROW([.$B$8])+1)" office:value-type="float" office:value="35" calcext:value-type="float">
            <text:p>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&quot;[&quot;&amp;[.E16]&amp;&quot;; &quot;&amp;[.F16]&amp;&quot;)&quot;" office:value-type="string" office:string-value="[80; 90)" calcext:value-type="string">
            <text:p>[80; 90)</text:p>
          </table:table-cell>
          <table:table-cell table:formula="of:=COUNTIF([.$C$8:.$C$147]; &quot;&lt;&quot;&amp;[.F16])-SUM([.H$8:.$H15])" office:value-type="float" office:value="9" calcext:value-type="float">
            <text:p>9</text:p>
          </table:table-cell>
          <table:table-cell table:style-name="Default"/>
          <table:table-cell table:style-name="ce6" office:value-type="string" calcext:value-type="string">
            <text:p>Коэффициент осцилляции</text:p>
          </table:table-cell>
          <table:table-cell table:style-name="ce7" table:formula="of:=[.K7]/[.K11]*100" office:value-type="float" office:value="144.043025838887" calcext:value-type="float">
            <text:p>144,04</text:p>
          </table:table-cell>
          <table:table-cell/>
          <table:table-cell table:formula="of:=[.B16]-[.$K$11]" office:value-type="float" office:value="-26.0928571428571" calcext:value-type="float">
            <text:p>-26,09</text:p>
          </table:table-cell>
          <table:table-cell table:formula="of:=POWER([.M16]; 3)" office:value-type="float" office:value="-17764.9876373907" calcext:value-type="float">
            <text:p>-17 764,99</text:p>
          </table:table-cell>
        </table:table-row>
        <table:table-row table:style-name="ro1">
          <table:table-cell table:formula="of:=COM.MICROSOFT.NORM.INV(RAND(); 60; 15)" office:value-type="float" office:value="63.1085297320691" calcext:value-type="float">
            <text:p>63,109</text:p>
          </table:table-cell>
          <table:table-cell table:formula="of:=ROUND([.A17]; 0)" office:value-type="float" office:value="63" calcext:value-type="float">
            <text:p>63</text:p>
          </table:table-cell>
          <table:table-cell table:formula="of:=SMALL([.$B$8:.$B$147]; ROW([.B17])-ROW([.$B$8])+1)" office:value-type="float" office:value="35" calcext:value-type="float">
            <text:p>3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&quot;[&quot;&amp;[.E17]&amp;&quot;; &quot;&amp;[.F17]&amp;&quot;)&quot;" office:value-type="string" office:string-value="[90; 100)" calcext:value-type="string">
            <text:p>[90; 100)</text:p>
          </table:table-cell>
          <table:table-cell table:formula="of:=COUNTIF([.$C$8:.$C$147]; &quot;&lt;&quot;&amp;[.F17])-SUM([.H$8:.$H16])" office:value-type="float" office:value="3" calcext:value-type="float">
            <text:p>3</text:p>
          </table:table-cell>
          <table:table-cell table:style-name="Default"/>
          <table:table-cell table:style-name="ce6" office:value-type="string" calcext:value-type="string">
            <text:p>Линейный коэффициент вариации</text:p>
          </table:table-cell>
          <table:table-cell table:style-name="ce7" table:formula="of:=[.K12]/[.K11]*100" office:value-type="float" office:value="19.5157922867498" calcext:value-type="float">
            <text:p>19,52</text:p>
          </table:table-cell>
          <table:table-cell/>
          <table:table-cell table:formula="of:=[.B17]-[.$K$11]" office:value-type="float" office:value="1.90714285714286" calcext:value-type="float">
            <text:p>1,91</text:p>
          </table:table-cell>
          <table:table-cell table:formula="of:=POWER([.M17]; 3)" office:value-type="float" office:value="6.93664832361517" calcext:value-type="float">
            <text:p>6,94</text:p>
          </table:table-cell>
        </table:table-row>
        <table:table-row table:style-name="ro1">
          <table:table-cell table:formula="of:=COM.MICROSOFT.NORM.INV(RAND(); 60; 15)" office:value-type="float" office:value="53.361075076522" calcext:value-type="float">
            <text:p>53,361</text:p>
          </table:table-cell>
          <table:table-cell table:formula="of:=ROUND([.A18]; 0)" office:value-type="float" office:value="53" calcext:value-type="float">
            <text:p>53</text:p>
          </table:table-cell>
          <table:table-cell table:formula="of:=SMALL([.$B$8:.$B$147]; ROW([.B18])-ROW([.$B$8])+1)" office:value-type="float" office:value="37" calcext:value-type="float">
            <text:p>3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[100; +∞)</text:p>
          </table:table-cell>
          <table:table-cell table:formula="of:=COUNTIF([.$C$8:.$C$147]; &quot;&gt;=&quot;&amp;[.E18])" office:value-type="float" office:value="0" calcext:value-type="float">
            <text:p>0</text:p>
          </table:table-cell>
          <table:table-cell table:style-name="Default"/>
          <table:table-cell table:style-name="ce6" office:value-type="string" calcext:value-type="string">
            <text:p>Коэффициент вариации</text:p>
          </table:table-cell>
          <table:table-cell table:style-name="ce7" table:formula="of:=[.K14]/[.K11]*100" office:value-type="float" office:value="24.424542442821" calcext:value-type="float">
            <text:p>24,42</text:p>
          </table:table-cell>
          <table:table-cell/>
          <table:table-cell table:formula="of:=[.B18]-[.$K$11]" office:value-type="float" office:value="-8.09285714285714" calcext:value-type="float">
            <text:p>-8,09</text:p>
          </table:table-cell>
          <table:table-cell table:formula="of:=POWER([.M18]; 3)" office:value-type="float" office:value="-530.036310860058" calcext:value-type="float">
            <text:p>-530,04</text:p>
          </table:table-cell>
        </table:table-row>
        <table:table-row table:style-name="ro1">
          <table:table-cell table:formula="of:=COM.MICROSOFT.NORM.INV(RAND(); 60; 15)" office:value-type="float" office:value="67.8779333630478" calcext:value-type="float">
            <text:p>67,878</text:p>
          </table:table-cell>
          <table:table-cell table:formula="of:=ROUND([.A19]; 0)" office:value-type="float" office:value="68" calcext:value-type="float">
            <text:p>68</text:p>
          </table:table-cell>
          <table:table-cell table:formula="of:=SMALL([.$B$8:.$B$147]; ROW([.B19])-ROW([.$B$8])+1)" office:value-type="float" office:value="41" calcext:value-type="float">
            <text:p>41</text:p>
          </table:table-cell>
          <table:table-cell table:number-columns-repeated="6"/>
          <table:table-cell table:style-name="ce6" office:value-type="string" calcext:value-type="string">
            <text:p>Асимметричность</text:p>
          </table:table-cell>
          <table:table-cell table:style-name="ce7" table:formula="of:=SUM([.N8:.N147])/([.K8]*POWER([.K14]; 3))" office:value-type="float" office:value="-0.288950081324231" calcext:value-type="float">
            <text:p>-0,29</text:p>
          </table:table-cell>
          <table:table-cell/>
          <table:table-cell table:formula="of:=[.B19]-[.$K$11]" office:value-type="float" office:value="6.90714285714286" calcext:value-type="float">
            <text:p>6,91</text:p>
          </table:table-cell>
          <table:table-cell table:formula="of:=POWER([.M19]; 3)" office:value-type="float" office:value="329.530270772595" calcext:value-type="float">
            <text:p>329,53</text:p>
          </table:table-cell>
        </table:table-row>
        <table:table-row table:style-name="ro1">
          <table:table-cell table:formula="of:=COM.MICROSOFT.NORM.INV(RAND(); 60; 15)" office:value-type="float" office:value="53.8348921353421" calcext:value-type="float">
            <text:p>53,835</text:p>
          </table:table-cell>
          <table:table-cell table:formula="of:=ROUND([.A20]; 0)" office:value-type="float" office:value="54" calcext:value-type="float">
            <text:p>54</text:p>
          </table:table-cell>
          <table:table-cell table:formula="of:=SMALL([.$B$8:.$B$147]; ROW([.B20])-ROW([.$B$8])+1)" office:value-type="float" office:value="42" calcext:value-type="float">
            <text:p>42</text:p>
          </table:table-cell>
          <table:table-cell table:number-columns-repeated="6"/>
          <table:table-cell table:style-name="ce6" office:value-type="string" calcext:value-type="string">
            <text:p>Эксцесс</text:p>
          </table:table-cell>
          <table:table-cell table:style-name="ce7" table:formula="of:=KURT([.B8:.B147])" office:value-type="float" office:value="0.335791528967066" calcext:value-type="float">
            <text:p>0,34</text:p>
          </table:table-cell>
          <table:table-cell/>
          <table:table-cell table:formula="of:=[.B20]-[.$K$11]" office:value-type="float" office:value="-7.09285714285714" calcext:value-type="float">
            <text:p>-7,09</text:p>
          </table:table-cell>
          <table:table-cell table:formula="of:=POWER([.M20]; 3)" office:value-type="float" office:value="-356.831872084548" calcext:value-type="float">
            <text:p>-356,83</text:p>
          </table:table-cell>
        </table:table-row>
        <table:table-row table:style-name="ro1">
          <table:table-cell table:formula="of:=COM.MICROSOFT.NORM.INV(RAND(); 60; 15)" office:value-type="float" office:value="58.8912428930251" calcext:value-type="float">
            <text:p>58,891</text:p>
          </table:table-cell>
          <table:table-cell table:formula="of:=ROUND([.A21]; 0)" office:value-type="float" office:value="59" calcext:value-type="float">
            <text:p>59</text:p>
          </table:table-cell>
          <table:table-cell table:formula="of:=SMALL([.$B$8:.$B$147]; ROW([.B21])-ROW([.$B$8])+1)"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7"/>
          <table:table-cell table:formula="of:=[.B21]-[.$K$11]" office:value-type="float" office:value="-2.09285714285714" calcext:value-type="float">
            <text:p>-2,09</text:p>
          </table:table-cell>
          <table:table-cell table:formula="of:=POWER([.M21]; 3)" office:value-type="float" office:value="-9.16682106413993" calcext:value-type="float">
            <text:p>-9,17</text:p>
          </table:table-cell>
        </table:table-row>
        <table:table-row table:style-name="ro1">
          <table:table-cell table:formula="of:=COM.MICROSOFT.NORM.INV(RAND(); 60; 15)" office:value-type="float" office:value="77.4541172140793" calcext:value-type="float">
            <text:p>77,454</text:p>
          </table:table-cell>
          <table:table-cell table:formula="of:=ROUND([.A22]; 0)" office:value-type="float" office:value="77" calcext:value-type="float">
            <text:p>77</text:p>
          </table:table-cell>
          <table:table-cell table:formula="of:=SMALL([.$B$8:.$B$147]; ROW([.B22])-ROW([.$B$8])+1)" office:value-type="float" office:value="44" calcext:value-type="float">
            <text:p>44</text:p>
          </table:table-cell>
          <table:table-cell/>
          <table:table-cell table:style-name="Default"/>
          <table:table-cell table:number-columns-repeated="7"/>
          <table:table-cell table:formula="of:=[.B22]-[.$K$11]" office:value-type="float" office:value="15.9071428571429" calcext:value-type="float">
            <text:p>15,91</text:p>
          </table:table-cell>
          <table:table-cell table:formula="of:=POWER([.M22]; 3)" office:value-type="float" office:value="4025.09879118076" calcext:value-type="float">
            <text:p>4 025,10</text:p>
          </table:table-cell>
        </table:table-row>
        <table:table-row table:style-name="ro1">
          <table:table-cell table:formula="of:=COM.MICROSOFT.NORM.INV(RAND(); 60; 15)" office:value-type="float" office:value="79.097078252952" calcext:value-type="float">
            <text:p>79,097</text:p>
          </table:table-cell>
          <table:table-cell table:formula="of:=ROUND([.A23]; 0)" office:value-type="float" office:value="79" calcext:value-type="float">
            <text:p>79</text:p>
          </table:table-cell>
          <table:table-cell table:formula="of:=SMALL([.$B$8:.$B$147]; ROW([.B23])-ROW([.$B$8])+1)" office:value-type="float" office:value="44" calcext:value-type="float">
            <text:p>44</text:p>
          </table:table-cell>
          <table:table-cell/>
          <table:table-cell table:style-name="Default"/>
          <table:table-cell table:number-columns-repeated="7"/>
          <table:table-cell table:formula="of:=[.B23]-[.$K$11]" office:value-type="float" office:value="17.9071428571429" calcext:value-type="float">
            <text:p>17,91</text:p>
          </table:table-cell>
          <table:table-cell table:formula="of:=POWER([.M23]; 3)" office:value-type="float" office:value="5742.20766873178" calcext:value-type="float">
            <text:p>5 742,21</text:p>
          </table:table-cell>
        </table:table-row>
        <table:table-row table:style-name="ro1">
          <table:table-cell table:formula="of:=COM.MICROSOFT.NORM.INV(RAND(); 60; 15)" office:value-type="float" office:value="33.4785300291944" calcext:value-type="float">
            <text:p>33,479</text:p>
          </table:table-cell>
          <table:table-cell table:formula="of:=ROUND([.A24]; 0)" office:value-type="float" office:value="33" calcext:value-type="float">
            <text:p>33</text:p>
          </table:table-cell>
          <table:table-cell table:formula="of:=SMALL([.$B$8:.$B$147]; ROW([.B24])-ROW([.$B$8])+1)"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7"/>
          <table:table-cell table:formula="of:=[.B24]-[.$K$11]" office:value-type="float" office:value="-28.0928571428571" calcext:value-type="float">
            <text:p>-28,09</text:p>
          </table:table-cell>
          <table:table-cell table:formula="of:=POWER([.M24]; 3)" office:value-type="float" office:value="-22171.1250863703" calcext:value-type="float">
            <text:p>-22 171,13</text:p>
          </table:table-cell>
        </table:table-row>
        <table:table-row table:style-name="ro1">
          <table:table-cell table:formula="of:=COM.MICROSOFT.NORM.INV(RAND(); 60; 15)" office:value-type="float" office:value="68.3215366130101" calcext:value-type="float">
            <text:p>68,322</text:p>
          </table:table-cell>
          <table:table-cell table:formula="of:=ROUND([.A25]; 0)" office:value-type="float" office:value="68" calcext:value-type="float">
            <text:p>68</text:p>
          </table:table-cell>
          <table:table-cell table:formula="of:=SMALL([.$B$8:.$B$147]; ROW([.B25])-ROW([.$B$8])+1)" office:value-type="float" office:value="46" calcext:value-type="float">
            <text:p>46</text:p>
          </table:table-cell>
          <table:table-cell/>
          <table:table-cell table:style-name="Default"/>
          <table:table-cell table:number-columns-repeated="7"/>
          <table:table-cell table:formula="of:=[.B25]-[.$K$11]" office:value-type="float" office:value="6.90714285714286" calcext:value-type="float">
            <text:p>6,91</text:p>
          </table:table-cell>
          <table:table-cell table:formula="of:=POWER([.M25]; 3)" office:value-type="float" office:value="329.530270772595" calcext:value-type="float">
            <text:p>329,53</text:p>
          </table:table-cell>
        </table:table-row>
        <table:table-row table:style-name="ro1">
          <table:table-cell table:formula="of:=COM.MICROSOFT.NORM.INV(RAND(); 60; 15)" office:value-type="float" office:value="80.578237321575" calcext:value-type="float">
            <text:p>80,578</text:p>
          </table:table-cell>
          <table:table-cell table:formula="of:=ROUND([.A26]; 0)" office:value-type="float" office:value="81" calcext:value-type="float">
            <text:p>81</text:p>
          </table:table-cell>
          <table:table-cell table:formula="of:=SMALL([.$B$8:.$B$147]; ROW([.B26])-ROW([.$B$8])+1)" office:value-type="float" office:value="46" calcext:value-type="float">
            <text:p>46</text:p>
          </table:table-cell>
          <table:table-cell/>
          <table:table-cell table:style-name="Default"/>
          <table:table-cell office:value-type="string" calcext:value-type="string">
            <text:p><text:s/></text:p>
          </table:table-cell>
          <table:table-cell table:number-columns-repeated="6"/>
          <table:table-cell table:formula="of:=[.B26]-[.$K$11]" office:value-type="float" office:value="19.9071428571429" calcext:value-type="float">
            <text:p>19,91</text:p>
          </table:table-cell>
          <table:table-cell table:formula="of:=POWER([.M26]; 3)" office:value-type="float" office:value="7889.08797485423" calcext:value-type="float">
            <text:p>7 889,09</text:p>
          </table:table-cell>
        </table:table-row>
        <table:table-row table:style-name="ro1">
          <table:table-cell table:formula="of:=COM.MICROSOFT.NORM.INV(RAND(); 60; 15)" office:value-type="float" office:value="54.7692184621598" calcext:value-type="float">
            <text:p>54,769</text:p>
          </table:table-cell>
          <table:table-cell table:formula="of:=ROUND([.A27]; 0)" office:value-type="float" office:value="55" calcext:value-type="float">
            <text:p>55</text:p>
          </table:table-cell>
          <table:table-cell table:formula="of:=SMALL([.$B$8:.$B$147]; ROW([.B27])-ROW([.$B$8])+1)" office:value-type="float" office:value="46" calcext:value-type="float">
            <text:p>46</text:p>
          </table:table-cell>
          <table:table-cell/>
          <table:table-cell table:style-name="Default"/>
          <table:table-cell table:number-columns-repeated="7"/>
          <table:table-cell table:formula="of:=[.B27]-[.$K$11]" office:value-type="float" office:value="-6.09285714285714" calcext:value-type="float">
            <text:p>-6,09</text:p>
          </table:table-cell>
          <table:table-cell table:formula="of:=POWER([.M27]; 3)" office:value-type="float" office:value="-226.184576166181" calcext:value-type="float">
            <text:p>-226,18</text:p>
          </table:table-cell>
        </table:table-row>
        <table:table-row table:style-name="ro1">
          <table:table-cell table:formula="of:=COM.MICROSOFT.NORM.INV(RAND(); 60; 15)" office:value-type="float" office:value="71.2089134420589" calcext:value-type="float">
            <text:p>71,209</text:p>
          </table:table-cell>
          <table:table-cell table:formula="of:=ROUND([.A28]; 0)" office:value-type="float" office:value="71" calcext:value-type="float">
            <text:p>71</text:p>
          </table:table-cell>
          <table:table-cell table:formula="of:=SMALL([.$B$8:.$B$147]; ROW([.B28])-ROW([.$B$8])+1)" office:value-type="float" office:value="46" calcext:value-type="float">
            <text:p>46</text:p>
          </table:table-cell>
          <table:table-cell/>
          <table:table-cell table:style-name="Default"/>
          <table:table-cell table:number-columns-repeated="7"/>
          <table:table-cell table:formula="of:=[.B28]-[.$K$11]" office:value-type="float" office:value="9.90714285714286" calcext:value-type="float">
            <text:p>9,91</text:p>
          </table:table-cell>
          <table:table-cell table:formula="of:=POWER([.M28]; 3)" office:value-type="float" office:value="972.400729956269" calcext:value-type="float">
            <text:p>972,40</text:p>
          </table:table-cell>
        </table:table-row>
        <table:table-row table:style-name="ro1">
          <table:table-cell table:formula="of:=COM.MICROSOFT.NORM.INV(RAND(); 60; 15)" office:value-type="float" office:value="68.1852283520754" calcext:value-type="float">
            <text:p>68,185</text:p>
          </table:table-cell>
          <table:table-cell table:formula="of:=ROUND([.A29]; 0)" office:value-type="float" office:value="68" calcext:value-type="float">
            <text:p>68</text:p>
          </table:table-cell>
          <table:table-cell table:formula="of:=SMALL([.$B$8:.$B$147]; ROW([.B29])-ROW([.$B$8])+1)" office:value-type="float" office:value="47" calcext:value-type="float">
            <text:p>47</text:p>
          </table:table-cell>
          <table:table-cell/>
          <table:table-cell table:style-name="Default"/>
          <table:table-cell table:number-columns-repeated="7"/>
          <table:table-cell table:formula="of:=[.B29]-[.$K$11]" office:value-type="float" office:value="6.90714285714286" calcext:value-type="float">
            <text:p>6,91</text:p>
          </table:table-cell>
          <table:table-cell table:formula="of:=POWER([.M29]; 3)" office:value-type="float" office:value="329.530270772595" calcext:value-type="float">
            <text:p>329,53</text:p>
          </table:table-cell>
        </table:table-row>
        <table:table-row table:style-name="ro1">
          <table:table-cell table:formula="of:=COM.MICROSOFT.NORM.INV(RAND(); 60; 15)" office:value-type="float" office:value="68.3410970774967" calcext:value-type="float">
            <text:p>68,341</text:p>
          </table:table-cell>
          <table:table-cell table:formula="of:=ROUND([.A30]; 0)" office:value-type="float" office:value="68" calcext:value-type="float">
            <text:p>68</text:p>
          </table:table-cell>
          <table:table-cell table:formula="of:=SMALL([.$B$8:.$B$147]; ROW([.B30])-ROW([.$B$8])+1)" office:value-type="float" office:value="47" calcext:value-type="float">
            <text:p>47</text:p>
          </table:table-cell>
          <table:table-cell/>
          <table:table-cell table:style-name="Default"/>
          <table:table-cell table:number-columns-repeated="7"/>
          <table:table-cell table:formula="of:=[.B30]-[.$K$11]" office:value-type="float" office:value="6.90714285714286" calcext:value-type="float">
            <text:p>6,91</text:p>
          </table:table-cell>
          <table:table-cell table:formula="of:=POWER([.M30]; 3)" office:value-type="float" office:value="329.530270772595" calcext:value-type="float">
            <text:p>329,53</text:p>
          </table:table-cell>
        </table:table-row>
        <table:table-row table:style-name="ro1">
          <table:table-cell table:formula="of:=COM.MICROSOFT.NORM.INV(RAND(); 60; 15)" office:value-type="float" office:value="61.3869594601146" calcext:value-type="float">
            <text:p>61,387</text:p>
          </table:table-cell>
          <table:table-cell table:formula="of:=ROUND([.A31]; 0)" office:value-type="float" office:value="61" calcext:value-type="float">
            <text:p>61</text:p>
          </table:table-cell>
          <table:table-cell table:formula="of:=SMALL([.$B$8:.$B$147]; ROW([.B31])-ROW([.$B$8])+1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7"/>
          <table:table-cell table:formula="of:=[.B31]-[.$K$11]" office:value-type="float" office:value="-0.0928571428571416" calcext:value-type="float">
            <text:p>-0,09</text:p>
          </table:table-cell>
          <table:table-cell table:formula="of:=POWER([.M31]; 3)" office:value-type="float" office:value="-0.000800655976676353" calcext:value-type="float">
            <text:p>0,00</text:p>
          </table:table-cell>
        </table:table-row>
        <table:table-row table:style-name="ro1">
          <table:table-cell table:formula="of:=COM.MICROSOFT.NORM.INV(RAND(); 60; 15)" office:value-type="float" office:value="62.2614665298881" calcext:value-type="float">
            <text:p>62,261</text:p>
          </table:table-cell>
          <table:table-cell table:formula="of:=ROUND([.A32]; 0)" office:value-type="float" office:value="62" calcext:value-type="float">
            <text:p>62</text:p>
          </table:table-cell>
          <table:table-cell table:formula="of:=SMALL([.$B$8:.$B$147]; ROW([.B32])-ROW([.$B$8])+1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7"/>
          <table:table-cell table:formula="of:=[.B32]-[.$K$11]" office:value-type="float" office:value="0.907142857142858" calcext:value-type="float">
            <text:p>0,91</text:p>
          </table:table-cell>
          <table:table-cell table:formula="of:=POWER([.M32]; 3)" office:value-type="float" office:value="0.746495262390674" calcext:value-type="float">
            <text:p>0,75</text:p>
          </table:table-cell>
        </table:table-row>
        <table:table-row table:style-name="ro1">
          <table:table-cell table:formula="of:=COM.MICROSOFT.NORM.INV(RAND(); 60; 15)" office:value-type="float" office:value="58.406491110131" calcext:value-type="float">
            <text:p>58,406</text:p>
          </table:table-cell>
          <table:table-cell table:formula="of:=ROUND([.A33]; 0)" office:value-type="float" office:value="58" calcext:value-type="float">
            <text:p>58</text:p>
          </table:table-cell>
          <table:table-cell table:formula="of:=SMALL([.$B$8:.$B$147]; ROW([.B33])-ROW([.$B$8])+1)" office:value-type="float" office:value="49" calcext:value-type="float">
            <text:p>49</text:p>
          </table:table-cell>
          <table:table-cell/>
          <table:table-cell table:style-name="Default"/>
          <table:table-cell table:number-columns-repeated="7"/>
          <table:table-cell table:formula="of:=[.B33]-[.$K$11]" office:value-type="float" office:value="-3.09285714285714" calcext:value-type="float">
            <text:p>-3,09</text:p>
          </table:table-cell>
          <table:table-cell table:formula="of:=POWER([.M33]; 3)" office:value-type="float" office:value="-29.5855455539358" calcext:value-type="float">
            <text:p>-29,59</text:p>
          </table:table-cell>
        </table:table-row>
        <table:table-row table:style-name="ro1">
          <table:table-cell table:formula="of:=COM.MICROSOFT.NORM.INV(RAND(); 60; 15)" office:value-type="float" office:value="51.8086170579305" calcext:value-type="float">
            <text:p>51,809</text:p>
          </table:table-cell>
          <table:table-cell table:formula="of:=ROUND([.A34]; 0)" office:value-type="float" office:value="52" calcext:value-type="float">
            <text:p>52</text:p>
          </table:table-cell>
          <table:table-cell table:formula="of:=SMALL([.$B$8:.$B$147]; ROW([.B34])-ROW([.$B$8])+1)" office:value-type="float" office:value="49" calcext:value-type="float">
            <text:p>49</text:p>
          </table:table-cell>
          <table:table-cell/>
          <table:table-cell table:style-name="Default"/>
          <table:table-cell table:number-columns-repeated="7"/>
          <table:table-cell table:formula="of:=[.B34]-[.$K$11]" office:value-type="float" office:value="-9.09285714285714" calcext:value-type="float">
            <text:p>-9,09</text:p>
          </table:table-cell>
          <table:table-cell table:formula="of:=POWER([.M34]; 3)" office:value-type="float" office:value="-751.797892492711" calcext:value-type="float">
            <text:p>-751,80</text:p>
          </table:table-cell>
        </table:table-row>
        <table:table-row table:style-name="ro1">
          <table:table-cell table:formula="of:=COM.MICROSOFT.NORM.INV(RAND(); 60; 15)" office:value-type="float" office:value="49.3863427118728" calcext:value-type="float">
            <text:p>49,386</text:p>
          </table:table-cell>
          <table:table-cell table:formula="of:=ROUND([.A35]; 0)" office:value-type="float" office:value="49" calcext:value-type="float">
            <text:p>49</text:p>
          </table:table-cell>
          <table:table-cell table:formula="of:=SMALL([.$B$8:.$B$147]; ROW([.B35])-ROW([.$B$8])+1)" office:value-type="float" office:value="50" calcext:value-type="float">
            <text:p>50</text:p>
          </table:table-cell>
          <table:table-cell table:number-columns-repeated="9"/>
          <table:table-cell table:formula="of:=[.B35]-[.$K$11]" office:value-type="float" office:value="-12.0928571428571" calcext:value-type="float">
            <text:p>-12,09</text:p>
          </table:table-cell>
          <table:table-cell table:formula="of:=POWER([.M35]; 3)" office:value-type="float" office:value="-1768.42549453353" calcext:value-type="float">
            <text:p>-1 768,43</text:p>
          </table:table-cell>
        </table:table-row>
        <table:table-row table:style-name="ro1">
          <table:table-cell table:formula="of:=COM.MICROSOFT.NORM.INV(RAND(); 60; 15)" office:value-type="float" office:value="42.8092207090348" calcext:value-type="float">
            <text:p>42,809</text:p>
          </table:table-cell>
          <table:table-cell table:formula="of:=ROUND([.A36]; 0)" office:value-type="float" office:value="43" calcext:value-type="float">
            <text:p>43</text:p>
          </table:table-cell>
          <table:table-cell table:formula="of:=SMALL([.$B$8:.$B$147]; ROW([.B36])-ROW([.$B$8])+1)" office:value-type="float" office:value="50" calcext:value-type="float">
            <text:p>50</text:p>
          </table:table-cell>
          <table:table-cell table:number-columns-repeated="9"/>
          <table:table-cell table:formula="of:=[.B36]-[.$K$11]" office:value-type="float" office:value="-18.0928571428571" calcext:value-type="float">
            <text:p>-18,09</text:p>
          </table:table-cell>
          <table:table-cell table:formula="of:=POWER([.M36]; 3)" office:value-type="float" office:value="-5922.72355575802" calcext:value-type="float">
            <text:p>-5 922,72</text:p>
          </table:table-cell>
        </table:table-row>
        <table:table-row table:style-name="ro1">
          <table:table-cell table:formula="of:=COM.MICROSOFT.NORM.INV(RAND(); 60; 15)" office:value-type="float" office:value="59.2918264761145" calcext:value-type="float">
            <text:p>59,292</text:p>
          </table:table-cell>
          <table:table-cell table:formula="of:=ROUND([.A37]; 0)" office:value-type="float" office:value="59" calcext:value-type="float">
            <text:p>59</text:p>
          </table:table-cell>
          <table:table-cell table:formula="of:=SMALL([.$B$8:.$B$147]; ROW([.B37])-ROW([.$B$8])+1)" office:value-type="float" office:value="51" calcext:value-type="float">
            <text:p>51</text:p>
          </table:table-cell>
          <table:table-cell table:number-columns-repeated="9"/>
          <table:table-cell table:formula="of:=[.B37]-[.$K$11]" office:value-type="float" office:value="-2.09285714285714" calcext:value-type="float">
            <text:p>-2,09</text:p>
          </table:table-cell>
          <table:table-cell table:formula="of:=POWER([.M37]; 3)" office:value-type="float" office:value="-9.16682106413993" calcext:value-type="float">
            <text:p>-9,17</text:p>
          </table:table-cell>
        </table:table-row>
        <table:table-row table:style-name="ro1">
          <table:table-cell table:formula="of:=COM.MICROSOFT.NORM.INV(RAND(); 60; 15)" office:value-type="float" office:value="69.4380981329514" calcext:value-type="float">
            <text:p>69,438</text:p>
          </table:table-cell>
          <table:table-cell table:formula="of:=ROUND([.A38]; 0)" office:value-type="float" office:value="69" calcext:value-type="float">
            <text:p>69</text:p>
          </table:table-cell>
          <table:table-cell table:formula="of:=SMALL([.$B$8:.$B$147]; ROW([.B38])-ROW([.$B$8])+1)" office:value-type="float" office:value="51" calcext:value-type="float">
            <text:p>51</text:p>
          </table:table-cell>
          <table:table-cell table:number-columns-repeated="9"/>
          <table:table-cell table:formula="of:=[.B38]-[.$K$11]" office:value-type="float" office:value="7.90714285714286" calcext:value-type="float">
            <text:p>7,91</text:p>
          </table:table-cell>
          <table:table-cell table:formula="of:=POWER([.M38]; 3)" office:value-type="float" office:value="494.377566690962" calcext:value-type="float">
            <text:p>494,38</text:p>
          </table:table-cell>
        </table:table-row>
        <table:table-row table:style-name="ro1">
          <table:table-cell table:formula="of:=COM.MICROSOFT.NORM.INV(RAND(); 60; 15)" office:value-type="float" office:value="50.5684663487295" calcext:value-type="float">
            <text:p>50,568</text:p>
          </table:table-cell>
          <table:table-cell table:formula="of:=ROUND([.A39]; 0)" office:value-type="float" office:value="51" calcext:value-type="float">
            <text:p>51</text:p>
          </table:table-cell>
          <table:table-cell table:formula="of:=SMALL([.$B$8:.$B$147]; ROW([.B39])-ROW([.$B$8])+1)" office:value-type="float" office:value="51" calcext:value-type="float">
            <text:p>51</text:p>
          </table:table-cell>
          <table:table-cell table:number-columns-repeated="9"/>
          <table:table-cell table:formula="of:=[.B39]-[.$K$11]" office:value-type="float" office:value="-10.0928571428571" calcext:value-type="float">
            <text:p>-10,09</text:p>
          </table:table-cell>
          <table:table-cell table:formula="of:=POWER([.M39]; 3)" office:value-type="float" office:value="-1028.11661698251" calcext:value-type="float">
            <text:p>-1 028,12</text:p>
          </table:table-cell>
        </table:table-row>
        <table:table-row table:style-name="ro1">
          <table:table-cell table:formula="of:=COM.MICROSOFT.NORM.INV(RAND(); 60; 15)" office:value-type="float" office:value="48.4183538881889" calcext:value-type="float">
            <text:p>48,418</text:p>
          </table:table-cell>
          <table:table-cell table:formula="of:=ROUND([.A40]; 0)" office:value-type="float" office:value="48" calcext:value-type="float">
            <text:p>48</text:p>
          </table:table-cell>
          <table:table-cell table:formula="of:=SMALL([.$B$8:.$B$147]; ROW([.B40])-ROW([.$B$8])+1)" office:value-type="float" office:value="52" calcext:value-type="float">
            <text:p>52</text:p>
          </table:table-cell>
          <table:table-cell table:number-columns-repeated="9"/>
          <table:table-cell table:formula="of:=[.B40]-[.$K$11]" office:value-type="float" office:value="-13.0928571428571" calcext:value-type="float">
            <text:p>-13,09</text:p>
          </table:table-cell>
          <table:table-cell table:formula="of:=POWER([.M40]; 3)" office:value-type="float" office:value="-2244.41564759475" calcext:value-type="float">
            <text:p>-2 244,42</text:p>
          </table:table-cell>
        </table:table-row>
        <table:table-row table:style-name="ro1">
          <table:table-cell table:formula="of:=COM.MICROSOFT.NORM.INV(RAND(); 60; 15)" office:value-type="float" office:value="65.0523697915685" calcext:value-type="float">
            <text:p>65,052</text:p>
          </table:table-cell>
          <table:table-cell table:formula="of:=ROUND([.A41]; 0)" office:value-type="float" office:value="65" calcext:value-type="float">
            <text:p>65</text:p>
          </table:table-cell>
          <table:table-cell table:formula="of:=SMALL([.$B$8:.$B$147]; ROW([.B41])-ROW([.$B$8])+1)" office:value-type="float" office:value="52" calcext:value-type="float">
            <text:p>52</text:p>
          </table:table-cell>
          <table:table-cell table:number-columns-repeated="9"/>
          <table:table-cell table:formula="of:=[.B41]-[.$K$11]" office:value-type="float" office:value="3.90714285714286" calcext:value-type="float">
            <text:p>3,91</text:p>
          </table:table-cell>
          <table:table-cell table:formula="of:=POWER([.M41]; 3)" office:value-type="float" office:value="59.6455258746356" calcext:value-type="float">
            <text:p>59,65</text:p>
          </table:table-cell>
        </table:table-row>
        <table:table-row table:style-name="ro1">
          <table:table-cell table:formula="of:=COM.MICROSOFT.NORM.INV(RAND(); 60; 15)" office:value-type="float" office:value="45.5024826879085" calcext:value-type="float">
            <text:p>45,502</text:p>
          </table:table-cell>
          <table:table-cell table:formula="of:=ROUND([.A42]; 0)" office:value-type="float" office:value="46" calcext:value-type="float">
            <text:p>46</text:p>
          </table:table-cell>
          <table:table-cell table:formula="of:=SMALL([.$B$8:.$B$147]; ROW([.B42])-ROW([.$B$8])+1)" office:value-type="float" office:value="52" calcext:value-type="float">
            <text:p>52</text:p>
          </table:table-cell>
          <table:table-cell table:number-columns-repeated="9"/>
          <table:table-cell table:formula="of:=[.B42]-[.$K$11]" office:value-type="float" office:value="-15.0928571428571" calcext:value-type="float">
            <text:p>-15,09</text:p>
          </table:table-cell>
          <table:table-cell table:formula="of:=POWER([.M42]; 3)" office:value-type="float" office:value="-3438.06738228863" calcext:value-type="float">
            <text:p>-3 438,07</text:p>
          </table:table-cell>
        </table:table-row>
        <table:table-row table:style-name="ro1">
          <table:table-cell table:formula="of:=COM.MICROSOFT.NORM.INV(RAND(); 60; 15)" office:value-type="float" office:value="43.9354500829756" calcext:value-type="float">
            <text:p>43,935</text:p>
          </table:table-cell>
          <table:table-cell table:formula="of:=ROUND([.A43]; 0)" office:value-type="float" office:value="44" calcext:value-type="float">
            <text:p>44</text:p>
          </table:table-cell>
          <table:table-cell table:formula="of:=SMALL([.$B$8:.$B$147]; ROW([.B43])-ROW([.$B$8])+1)" office:value-type="float" office:value="52" calcext:value-type="float">
            <text:p>52</text:p>
          </table:table-cell>
          <table:table-cell table:number-columns-repeated="9"/>
          <table:table-cell table:formula="of:=[.B43]-[.$K$11]" office:value-type="float" office:value="-17.0928571428571" calcext:value-type="float">
            <text:p>-17,09</text:p>
          </table:table-cell>
          <table:table-cell table:formula="of:=POWER([.M43]; 3)" office:value-type="float" office:value="-4993.94768841108" calcext:value-type="float">
            <text:p>-4 993,95</text:p>
          </table:table-cell>
        </table:table-row>
        <table:table-row table:style-name="ro1">
          <table:table-cell table:formula="of:=COM.MICROSOFT.NORM.INV(RAND(); 60; 15)" office:value-type="float" office:value="62.0082893922981" calcext:value-type="float">
            <text:p>62,008</text:p>
          </table:table-cell>
          <table:table-cell table:formula="of:=ROUND([.A44]; 0)" office:value-type="float" office:value="62" calcext:value-type="float">
            <text:p>62</text:p>
          </table:table-cell>
          <table:table-cell table:formula="of:=SMALL([.$B$8:.$B$147]; ROW([.B44])-ROW([.$B$8])+1)" office:value-type="float" office:value="52" calcext:value-type="float">
            <text:p>52</text:p>
          </table:table-cell>
          <table:table-cell table:number-columns-repeated="9"/>
          <table:table-cell table:formula="of:=[.B44]-[.$K$11]" office:value-type="float" office:value="0.907142857142858" calcext:value-type="float">
            <text:p>0,91</text:p>
          </table:table-cell>
          <table:table-cell table:formula="of:=POWER([.M44]; 3)" office:value-type="float" office:value="0.746495262390674" calcext:value-type="float">
            <text:p>0,75</text:p>
          </table:table-cell>
        </table:table-row>
        <table:table-row table:style-name="ro1">
          <table:table-cell table:formula="of:=COM.MICROSOFT.NORM.INV(RAND(); 60; 15)" office:value-type="float" office:value="46.7520779588077" calcext:value-type="float">
            <text:p>46,752</text:p>
          </table:table-cell>
          <table:table-cell table:formula="of:=ROUND([.A45]; 0)" office:value-type="float" office:value="47" calcext:value-type="float">
            <text:p>47</text:p>
          </table:table-cell>
          <table:table-cell table:formula="of:=SMALL([.$B$8:.$B$147]; ROW([.B45])-ROW([.$B$8])+1)" office:value-type="float" office:value="52" calcext:value-type="float">
            <text:p>52</text:p>
          </table:table-cell>
          <table:table-cell table:number-columns-repeated="9"/>
          <table:table-cell table:formula="of:=[.B45]-[.$K$11]" office:value-type="float" office:value="-14.0928571428571" calcext:value-type="float">
            <text:p>-14,09</text:p>
          </table:table-cell>
          <table:table-cell table:formula="of:=POWER([.M45]; 3)" office:value-type="float" office:value="-2798.96294351312" calcext:value-type="float">
            <text:p>-2 798,96</text:p>
          </table:table-cell>
        </table:table-row>
        <table:table-row table:style-name="ro1">
          <table:table-cell table:formula="of:=COM.MICROSOFT.NORM.INV(RAND(); 60; 15)" office:value-type="float" office:value="98.7681615614041" calcext:value-type="float">
            <text:p>98,768</text:p>
          </table:table-cell>
          <table:table-cell table:formula="of:=ROUND([.A46]; 0)" office:value-type="float" office:value="99" calcext:value-type="float">
            <text:p>99</text:p>
          </table:table-cell>
          <table:table-cell table:formula="of:=SMALL([.$B$8:.$B$147]; ROW([.B46])-ROW([.$B$8])+1)" office:value-type="float" office:value="53" calcext:value-type="float">
            <text:p>53</text:p>
          </table:table-cell>
          <table:table-cell table:number-columns-repeated="9"/>
          <table:table-cell table:formula="of:=[.B46]-[.$K$11]" office:value-type="float" office:value="37.9071428571429" calcext:value-type="float">
            <text:p>37,91</text:p>
          </table:table-cell>
          <table:table-cell table:formula="of:=POWER([.M46]; 3)" office:value-type="float" office:value="54470.7250156706" calcext:value-type="float">
            <text:p>54 470,73</text:p>
          </table:table-cell>
        </table:table-row>
        <table:table-row table:style-name="ro1">
          <table:table-cell table:formula="of:=COM.MICROSOFT.NORM.INV(RAND(); 60; 15)" office:value-type="float" office:value="76.1487368938934" calcext:value-type="float">
            <text:p>76,149</text:p>
          </table:table-cell>
          <table:table-cell table:formula="of:=ROUND([.A47]; 0)" office:value-type="float" office:value="76" calcext:value-type="float">
            <text:p>76</text:p>
          </table:table-cell>
          <table:table-cell table:formula="of:=SMALL([.$B$8:.$B$147]; ROW([.B47])-ROW([.$B$8])+1)" office:value-type="float" office:value="53" calcext:value-type="float">
            <text:p>53</text:p>
          </table:table-cell>
          <table:table-cell table:number-columns-repeated="9"/>
          <table:table-cell table:formula="of:=[.B47]-[.$K$11]" office:value-type="float" office:value="14.9071428571429" calcext:value-type="float">
            <text:p>14,91</text:p>
          </table:table-cell>
          <table:table-cell table:formula="of:=POWER([.M47]; 3)" office:value-type="float" office:value="3312.70863811953" calcext:value-type="float">
            <text:p>3 312,71</text:p>
          </table:table-cell>
        </table:table-row>
        <table:table-row table:style-name="ro1">
          <table:table-cell table:formula="of:=COM.MICROSOFT.NORM.INV(RAND(); 60; 15)" office:value-type="float" office:value="74.4240815706641" calcext:value-type="float">
            <text:p>74,424</text:p>
          </table:table-cell>
          <table:table-cell table:formula="of:=ROUND([.A48]; 0)" office:value-type="float" office:value="74" calcext:value-type="float">
            <text:p>74</text:p>
          </table:table-cell>
          <table:table-cell table:formula="of:=SMALL([.$B$8:.$B$147]; ROW([.B48])-ROW([.$B$8])+1)" office:value-type="float" office:value="53" calcext:value-type="float">
            <text:p>53</text:p>
          </table:table-cell>
          <table:table-cell table:number-columns-repeated="9"/>
          <table:table-cell table:formula="of:=[.B48]-[.$K$11]" office:value-type="float" office:value="12.9071428571429" calcext:value-type="float">
            <text:p>12,91</text:p>
          </table:table-cell>
          <table:table-cell table:formula="of:=POWER([.M48]; 3)" office:value-type="float" office:value="2150.25690342566" calcext:value-type="float">
            <text:p>2 150,26</text:p>
          </table:table-cell>
        </table:table-row>
        <table:table-row table:style-name="ro1">
          <table:table-cell table:formula="of:=COM.MICROSOFT.NORM.INV(RAND(); 60; 15)" office:value-type="float" office:value="43.8049070484624" calcext:value-type="float">
            <text:p>43,805</text:p>
          </table:table-cell>
          <table:table-cell table:formula="of:=ROUND([.A49]; 0)" office:value-type="float" office:value="44" calcext:value-type="float">
            <text:p>44</text:p>
          </table:table-cell>
          <table:table-cell table:formula="of:=SMALL([.$B$8:.$B$147]; ROW([.B49])-ROW([.$B$8])+1)" office:value-type="float" office:value="53" calcext:value-type="float">
            <text:p>53</text:p>
          </table:table-cell>
          <table:table-cell table:number-columns-repeated="9"/>
          <table:table-cell table:formula="of:=[.B49]-[.$K$11]" office:value-type="float" office:value="-17.0928571428571" calcext:value-type="float">
            <text:p>-17,09</text:p>
          </table:table-cell>
          <table:table-cell table:formula="of:=POWER([.M49]; 3)" office:value-type="float" office:value="-4993.94768841108" calcext:value-type="float">
            <text:p>-4 993,95</text:p>
          </table:table-cell>
        </table:table-row>
        <table:table-row table:style-name="ro1">
          <table:table-cell table:formula="of:=COM.MICROSOFT.NORM.INV(RAND(); 60; 15)" office:value-type="float" office:value="51.3358540899444" calcext:value-type="float">
            <text:p>51,336</text:p>
          </table:table-cell>
          <table:table-cell table:formula="of:=ROUND([.A50]; 0)" office:value-type="float" office:value="51" calcext:value-type="float">
            <text:p>51</text:p>
          </table:table-cell>
          <table:table-cell table:formula="of:=SMALL([.$B$8:.$B$147]; ROW([.B50])-ROW([.$B$8])+1)" office:value-type="float" office:value="54" calcext:value-type="float">
            <text:p>54</text:p>
          </table:table-cell>
          <table:table-cell table:number-columns-repeated="9"/>
          <table:table-cell table:formula="of:=[.B50]-[.$K$11]" office:value-type="float" office:value="-10.0928571428571" calcext:value-type="float">
            <text:p>-10,09</text:p>
          </table:table-cell>
          <table:table-cell table:formula="of:=POWER([.M50]; 3)" office:value-type="float" office:value="-1028.11661698251" calcext:value-type="float">
            <text:p>-1 028,12</text:p>
          </table:table-cell>
        </table:table-row>
        <table:table-row table:style-name="ro1">
          <table:table-cell table:formula="of:=COM.MICROSOFT.NORM.INV(RAND(); 60; 15)" office:value-type="float" office:value="58.2821542760051" calcext:value-type="float">
            <text:p>58,282</text:p>
          </table:table-cell>
          <table:table-cell table:formula="of:=ROUND([.A51]; 0)" office:value-type="float" office:value="58" calcext:value-type="float">
            <text:p>58</text:p>
          </table:table-cell>
          <table:table-cell table:formula="of:=SMALL([.$B$8:.$B$147]; ROW([.B51])-ROW([.$B$8])+1)" office:value-type="float" office:value="54" calcext:value-type="float">
            <text:p>54</text:p>
          </table:table-cell>
          <table:table-cell table:number-columns-repeated="9"/>
          <table:table-cell table:formula="of:=[.B51]-[.$K$11]" office:value-type="float" office:value="-3.09285714285714" calcext:value-type="float">
            <text:p>-3,09</text:p>
          </table:table-cell>
          <table:table-cell table:formula="of:=POWER([.M51]; 3)" office:value-type="float" office:value="-29.5855455539358" calcext:value-type="float">
            <text:p>-29,59</text:p>
          </table:table-cell>
        </table:table-row>
        <table:table-row table:style-name="ro1">
          <table:table-cell table:formula="of:=COM.MICROSOFT.NORM.INV(RAND(); 60; 15)" office:value-type="float" office:value="58.4594048329753" calcext:value-type="float">
            <text:p>58,459</text:p>
          </table:table-cell>
          <table:table-cell table:formula="of:=ROUND([.A52]; 0)" office:value-type="float" office:value="58" calcext:value-type="float">
            <text:p>58</text:p>
          </table:table-cell>
          <table:table-cell table:formula="of:=SMALL([.$B$8:.$B$147]; ROW([.B52])-ROW([.$B$8])+1)" office:value-type="float" office:value="55" calcext:value-type="float">
            <text:p>55</text:p>
          </table:table-cell>
          <table:table-cell table:number-columns-repeated="9"/>
          <table:table-cell table:formula="of:=[.B52]-[.$K$11]" office:value-type="float" office:value="-3.09285714285714" calcext:value-type="float">
            <text:p>-3,09</text:p>
          </table:table-cell>
          <table:table-cell table:formula="of:=POWER([.M52]; 3)" office:value-type="float" office:value="-29.5855455539358" calcext:value-type="float">
            <text:p>-29,59</text:p>
          </table:table-cell>
        </table:table-row>
        <table:table-row table:style-name="ro1">
          <table:table-cell table:formula="of:=COM.MICROSOFT.NORM.INV(RAND(); 60; 15)" office:value-type="float" office:value="72.5422470483252" calcext:value-type="float">
            <text:p>72,542</text:p>
          </table:table-cell>
          <table:table-cell table:formula="of:=ROUND([.A53]; 0)" office:value-type="float" office:value="73" calcext:value-type="float">
            <text:p>73</text:p>
          </table:table-cell>
          <table:table-cell table:formula="of:=SMALL([.$B$8:.$B$147]; ROW([.B53])-ROW([.$B$8])+1)" office:value-type="float" office:value="55" calcext:value-type="float">
            <text:p>55</text:p>
          </table:table-cell>
          <table:table-cell table:number-columns-repeated="9"/>
          <table:table-cell table:formula="of:=[.B53]-[.$K$11]" office:value-type="float" office:value="11.9071428571429" calcext:value-type="float">
            <text:p>11,91</text:p>
          </table:table-cell>
          <table:table-cell table:formula="of:=POWER([.M53]; 3)" office:value-type="float" office:value="1688.195321793" calcext:value-type="float">
            <text:p>1 688,20</text:p>
          </table:table-cell>
        </table:table-row>
        <table:table-row table:style-name="ro1">
          <table:table-cell table:formula="of:=COM.MICROSOFT.NORM.INV(RAND(); 60; 15)" office:value-type="float" office:value="58.4909337228256" calcext:value-type="float">
            <text:p>58,491</text:p>
          </table:table-cell>
          <table:table-cell table:formula="of:=ROUND([.A54]; 0)" office:value-type="float" office:value="58" calcext:value-type="float">
            <text:p>58</text:p>
          </table:table-cell>
          <table:table-cell table:formula="of:=SMALL([.$B$8:.$B$147]; ROW([.B54])-ROW([.$B$8])+1)" office:value-type="float" office:value="55" calcext:value-type="float">
            <text:p>55</text:p>
          </table:table-cell>
          <table:table-cell table:number-columns-repeated="9"/>
          <table:table-cell table:formula="of:=[.B54]-[.$K$11]" office:value-type="float" office:value="-3.09285714285714" calcext:value-type="float">
            <text:p>-3,09</text:p>
          </table:table-cell>
          <table:table-cell table:formula="of:=POWER([.M54]; 3)" office:value-type="float" office:value="-29.5855455539358" calcext:value-type="float">
            <text:p>-29,59</text:p>
          </table:table-cell>
        </table:table-row>
        <table:table-row table:style-name="ro1">
          <table:table-cell table:formula="of:=COM.MICROSOFT.NORM.INV(RAND(); 60; 15)" office:value-type="float" office:value="63.6703634942952" calcext:value-type="float">
            <text:p>63,670</text:p>
          </table:table-cell>
          <table:table-cell table:formula="of:=ROUND([.A55]; 0)" office:value-type="float" office:value="64" calcext:value-type="float">
            <text:p>64</text:p>
          </table:table-cell>
          <table:table-cell table:formula="of:=SMALL([.$B$8:.$B$147]; ROW([.B55])-ROW([.$B$8])+1)" office:value-type="float" office:value="55" calcext:value-type="float">
            <text:p>55</text:p>
          </table:table-cell>
          <table:table-cell table:number-columns-repeated="9"/>
          <table:table-cell table:formula="of:=[.B55]-[.$K$11]" office:value-type="float" office:value="2.90714285714286" calcext:value-type="float">
            <text:p>2,91</text:p>
          </table:table-cell>
          <table:table-cell table:formula="of:=POWER([.M55]; 3)" office:value-type="float" office:value="24.5696585276968" calcext:value-type="float">
            <text:p>24,57</text:p>
          </table:table-cell>
        </table:table-row>
        <table:table-row table:style-name="ro1">
          <table:table-cell table:formula="of:=COM.MICROSOFT.NORM.INV(RAND(); 60; 15)" office:value-type="float" office:value="55.0288618084781" calcext:value-type="float">
            <text:p>55,029</text:p>
          </table:table-cell>
          <table:table-cell table:formula="of:=ROUND([.A56]; 0)" office:value-type="float" office:value="55" calcext:value-type="float">
            <text:p>55</text:p>
          </table:table-cell>
          <table:table-cell table:formula="of:=SMALL([.$B$8:.$B$147]; ROW([.B56])-ROW([.$B$8])+1)" office:value-type="float" office:value="55" calcext:value-type="float">
            <text:p>55</text:p>
          </table:table-cell>
          <table:table-cell table:number-columns-repeated="9"/>
          <table:table-cell table:formula="of:=[.B56]-[.$K$11]" office:value-type="float" office:value="-6.09285714285714" calcext:value-type="float">
            <text:p>-6,09</text:p>
          </table:table-cell>
          <table:table-cell table:formula="of:=POWER([.M56]; 3)" office:value-type="float" office:value="-226.184576166181" calcext:value-type="float">
            <text:p>-226,18</text:p>
          </table:table-cell>
        </table:table-row>
        <table:table-row table:style-name="ro1">
          <table:table-cell table:formula="of:=COM.MICROSOFT.NORM.INV(RAND(); 60; 15)" office:value-type="float" office:value="75.5873809543644" calcext:value-type="float">
            <text:p>75,587</text:p>
          </table:table-cell>
          <table:table-cell table:formula="of:=ROUND([.A57]; 0)" office:value-type="float" office:value="76" calcext:value-type="float">
            <text:p>76</text:p>
          </table:table-cell>
          <table:table-cell table:formula="of:=SMALL([.$B$8:.$B$147]; ROW([.B57])-ROW([.$B$8])+1)" office:value-type="float" office:value="55" calcext:value-type="float">
            <text:p>55</text:p>
          </table:table-cell>
          <table:table-cell table:number-columns-repeated="9"/>
          <table:table-cell table:formula="of:=[.B57]-[.$K$11]" office:value-type="float" office:value="14.9071428571429" calcext:value-type="float">
            <text:p>14,91</text:p>
          </table:table-cell>
          <table:table-cell table:formula="of:=POWER([.M57]; 3)" office:value-type="float" office:value="3312.70863811953" calcext:value-type="float">
            <text:p>3 312,71</text:p>
          </table:table-cell>
        </table:table-row>
        <table:table-row table:style-name="ro1">
          <table:table-cell table:formula="of:=COM.MICROSOFT.NORM.INV(RAND(); 60; 15)" office:value-type="float" office:value="76.5905532431827" calcext:value-type="float">
            <text:p>76,591</text:p>
          </table:table-cell>
          <table:table-cell table:formula="of:=ROUND([.A58]; 0)" office:value-type="float" office:value="77" calcext:value-type="float">
            <text:p>77</text:p>
          </table:table-cell>
          <table:table-cell table:formula="of:=SMALL([.$B$8:.$B$147]; ROW([.B58])-ROW([.$B$8])+1)" office:value-type="float" office:value="55" calcext:value-type="float">
            <text:p>55</text:p>
          </table:table-cell>
          <table:table-cell table:number-columns-repeated="9"/>
          <table:table-cell table:formula="of:=[.B58]-[.$K$11]" office:value-type="float" office:value="15.9071428571429" calcext:value-type="float">
            <text:p>15,91</text:p>
          </table:table-cell>
          <table:table-cell table:formula="of:=POWER([.M58]; 3)" office:value-type="float" office:value="4025.09879118076" calcext:value-type="float">
            <text:p>4 025,10</text:p>
          </table:table-cell>
        </table:table-row>
        <table:table-row table:style-name="ro1">
          <table:table-cell table:formula="of:=COM.MICROSOFT.NORM.INV(RAND(); 60; 15)" office:value-type="float" office:value="60.1295959700626" calcext:value-type="float">
            <text:p>60,130</text:p>
          </table:table-cell>
          <table:table-cell table:formula="of:=ROUND([.A59]; 0)" office:value-type="float" office:value="60" calcext:value-type="float">
            <text:p>60</text:p>
          </table:table-cell>
          <table:table-cell table:formula="of:=SMALL([.$B$8:.$B$147]; ROW([.B59])-ROW([.$B$8])+1)" office:value-type="float" office:value="55" calcext:value-type="float">
            <text:p>55</text:p>
          </table:table-cell>
          <table:table-cell table:number-columns-repeated="9"/>
          <table:table-cell table:formula="of:=[.B59]-[.$K$11]" office:value-type="float" office:value="-1.09285714285714" calcext:value-type="float">
            <text:p>-1,09</text:p>
          </table:table-cell>
          <table:table-cell table:formula="of:=POWER([.M59]; 3)" office:value-type="float" office:value="-1.30523943148688" calcext:value-type="float">
            <text:p>-1,31</text:p>
          </table:table-cell>
        </table:table-row>
        <table:table-row table:style-name="ro1">
          <table:table-cell table:formula="of:=COM.MICROSOFT.NORM.INV(RAND(); 60; 15)" office:value-type="float" office:value="68.9622258355873" calcext:value-type="float">
            <text:p>68,962</text:p>
          </table:table-cell>
          <table:table-cell table:formula="of:=ROUND([.A60]; 0)" office:value-type="float" office:value="69" calcext:value-type="float">
            <text:p>69</text:p>
          </table:table-cell>
          <table:table-cell table:formula="of:=SMALL([.$B$8:.$B$147]; ROW([.B60])-ROW([.$B$8])+1)" office:value-type="float" office:value="56" calcext:value-type="float">
            <text:p>56</text:p>
          </table:table-cell>
          <table:table-cell table:number-columns-repeated="9"/>
          <table:table-cell table:formula="of:=[.B60]-[.$K$11]" office:value-type="float" office:value="7.90714285714286" calcext:value-type="float">
            <text:p>7,91</text:p>
          </table:table-cell>
          <table:table-cell table:formula="of:=POWER([.M60]; 3)" office:value-type="float" office:value="494.377566690962" calcext:value-type="float">
            <text:p>494,38</text:p>
          </table:table-cell>
        </table:table-row>
        <table:table-row table:style-name="ro1">
          <table:table-cell table:formula="of:=COM.MICROSOFT.NORM.INV(RAND(); 60; 15)" office:value-type="float" office:value="78.6694905059782" calcext:value-type="float">
            <text:p>78,669</text:p>
          </table:table-cell>
          <table:table-cell table:formula="of:=ROUND([.A61]; 0)" office:value-type="float" office:value="79" calcext:value-type="float">
            <text:p>79</text:p>
          </table:table-cell>
          <table:table-cell table:formula="of:=SMALL([.$B$8:.$B$147]; ROW([.B61])-ROW([.$B$8])+1)" office:value-type="float" office:value="56" calcext:value-type="float">
            <text:p>56</text:p>
          </table:table-cell>
          <table:table-cell table:number-columns-repeated="9"/>
          <table:table-cell table:formula="of:=[.B61]-[.$K$11]" office:value-type="float" office:value="17.9071428571429" calcext:value-type="float">
            <text:p>17,91</text:p>
          </table:table-cell>
          <table:table-cell table:formula="of:=POWER([.M61]; 3)" office:value-type="float" office:value="5742.20766873178" calcext:value-type="float">
            <text:p>5 742,21</text:p>
          </table:table-cell>
        </table:table-row>
        <table:table-row table:style-name="ro1">
          <table:table-cell table:formula="of:=COM.MICROSOFT.NORM.INV(RAND(); 60; 15)" office:value-type="float" office:value="78.3410523263475" calcext:value-type="float">
            <text:p>78,341</text:p>
          </table:table-cell>
          <table:table-cell table:formula="of:=ROUND([.A62]; 0)" office:value-type="float" office:value="78" calcext:value-type="float">
            <text:p>78</text:p>
          </table:table-cell>
          <table:table-cell table:formula="of:=SMALL([.$B$8:.$B$147]; ROW([.B62])-ROW([.$B$8])+1)" office:value-type="float" office:value="56" calcext:value-type="float">
            <text:p>56</text:p>
          </table:table-cell>
          <table:table-cell table:number-columns-repeated="9"/>
          <table:table-cell table:formula="of:=[.B62]-[.$K$11]" office:value-type="float" office:value="16.9071428571429" calcext:value-type="float">
            <text:p>16,91</text:p>
          </table:table-cell>
          <table:table-cell table:formula="of:=POWER([.M62]; 3)" office:value-type="float" office:value="4832.93180138484" calcext:value-type="float">
            <text:p>4 832,93</text:p>
          </table:table-cell>
        </table:table-row>
        <table:table-row table:style-name="ro1">
          <table:table-cell table:formula="of:=COM.MICROSOFT.NORM.INV(RAND(); 60; 15)" office:value-type="float" office:value="82.3121930140079" calcext:value-type="float">
            <text:p>82,312</text:p>
          </table:table-cell>
          <table:table-cell table:formula="of:=ROUND([.A63]; 0)" office:value-type="float" office:value="82" calcext:value-type="float">
            <text:p>82</text:p>
          </table:table-cell>
          <table:table-cell table:formula="of:=SMALL([.$B$8:.$B$147]; ROW([.B63])-ROW([.$B$8])+1)" office:value-type="float" office:value="57" calcext:value-type="float">
            <text:p>57</text:p>
          </table:table-cell>
          <table:table-cell table:number-columns-repeated="9"/>
          <table:table-cell table:formula="of:=[.B63]-[.$K$11]" office:value-type="float" office:value="20.9071428571429" calcext:value-type="float">
            <text:p>20,91</text:p>
          </table:table-cell>
          <table:table-cell table:formula="of:=POWER([.M63]; 3)" office:value-type="float" office:value="9138.69241362974" calcext:value-type="float">
            <text:p>9 138,69</text:p>
          </table:table-cell>
        </table:table-row>
        <table:table-row table:style-name="ro1">
          <table:table-cell table:formula="of:=COM.MICROSOFT.NORM.INV(RAND(); 60; 15)" office:value-type="float" office:value="27.9736457774976" calcext:value-type="float">
            <text:p>27,974</text:p>
          </table:table-cell>
          <table:table-cell table:formula="of:=ROUND([.A64]; 0)" office:value-type="float" office:value="28" calcext:value-type="float">
            <text:p>28</text:p>
          </table:table-cell>
          <table:table-cell table:formula="of:=SMALL([.$B$8:.$B$147]; ROW([.B64])-ROW([.$B$8])+1)" office:value-type="float" office:value="58" calcext:value-type="float">
            <text:p>58</text:p>
          </table:table-cell>
          <table:table-cell table:number-columns-repeated="9"/>
          <table:table-cell table:formula="of:=[.B64]-[.$K$11]" office:value-type="float" office:value="-33.0928571428571" calcext:value-type="float">
            <text:p>-33,09</text:p>
          </table:table-cell>
          <table:table-cell table:formula="of:=POWER([.M64]; 3)" office:value-type="float" office:value="-36241.2187088192" calcext:value-type="float">
            <text:p>-36 241,22</text:p>
          </table:table-cell>
        </table:table-row>
        <table:table-row table:style-name="ro1">
          <table:table-cell table:formula="of:=COM.MICROSOFT.NORM.INV(RAND(); 60; 15)" office:value-type="float" office:value="59.9108863140201" calcext:value-type="float">
            <text:p>59,911</text:p>
          </table:table-cell>
          <table:table-cell table:formula="of:=ROUND([.A65]; 0)" office:value-type="float" office:value="60" calcext:value-type="float">
            <text:p>60</text:p>
          </table:table-cell>
          <table:table-cell table:formula="of:=SMALL([.$B$8:.$B$147]; ROW([.B65])-ROW([.$B$8])+1)" office:value-type="float" office:value="58" calcext:value-type="float">
            <text:p>58</text:p>
          </table:table-cell>
          <table:table-cell table:number-columns-repeated="9"/>
          <table:table-cell table:formula="of:=[.B65]-[.$K$11]" office:value-type="float" office:value="-1.09285714285714" calcext:value-type="float">
            <text:p>-1,09</text:p>
          </table:table-cell>
          <table:table-cell table:formula="of:=POWER([.M65]; 3)" office:value-type="float" office:value="-1.30523943148688" calcext:value-type="float">
            <text:p>-1,31</text:p>
          </table:table-cell>
        </table:table-row>
        <table:table-row table:style-name="ro1">
          <table:table-cell table:formula="of:=COM.MICROSOFT.NORM.INV(RAND(); 60; 15)" office:value-type="float" office:value="56.4865976836389" calcext:value-type="float">
            <text:p>56,487</text:p>
          </table:table-cell>
          <table:table-cell table:formula="of:=ROUND([.A66]; 0)" office:value-type="float" office:value="56" calcext:value-type="float">
            <text:p>56</text:p>
          </table:table-cell>
          <table:table-cell table:formula="of:=SMALL([.$B$8:.$B$147]; ROW([.B66])-ROW([.$B$8])+1)" office:value-type="float" office:value="58" calcext:value-type="float">
            <text:p>58</text:p>
          </table:table-cell>
          <table:table-cell table:number-columns-repeated="9"/>
          <table:table-cell table:formula="of:=[.B66]-[.$K$11]" office:value-type="float" office:value="-5.09285714285714" calcext:value-type="float">
            <text:p>-5,09</text:p>
          </table:table-cell>
          <table:table-cell table:formula="of:=POWER([.M66]; 3)" office:value-type="float" office:value="-132.094423104956" calcext:value-type="float">
            <text:p>-132,09</text:p>
          </table:table-cell>
        </table:table-row>
        <table:table-row table:style-name="ro1">
          <table:table-cell table:formula="of:=COM.MICROSOFT.NORM.INV(RAND(); 60; 15)" office:value-type="float" office:value="79.4080083067648" calcext:value-type="float">
            <text:p>79,408</text:p>
          </table:table-cell>
          <table:table-cell table:formula="of:=ROUND([.A67]; 0)" office:value-type="float" office:value="79" calcext:value-type="float">
            <text:p>79</text:p>
          </table:table-cell>
          <table:table-cell table:formula="of:=SMALL([.$B$8:.$B$147]; ROW([.B67])-ROW([.$B$8])+1)" office:value-type="float" office:value="58" calcext:value-type="float">
            <text:p>58</text:p>
          </table:table-cell>
          <table:table-cell table:number-columns-repeated="9"/>
          <table:table-cell table:formula="of:=[.B67]-[.$K$11]" office:value-type="float" office:value="17.9071428571429" calcext:value-type="float">
            <text:p>17,91</text:p>
          </table:table-cell>
          <table:table-cell table:formula="of:=POWER([.M67]; 3)" office:value-type="float" office:value="5742.20766873178" calcext:value-type="float">
            <text:p>5 742,21</text:p>
          </table:table-cell>
        </table:table-row>
        <table:table-row table:style-name="ro1">
          <table:table-cell table:formula="of:=COM.MICROSOFT.NORM.INV(RAND(); 60; 15)" office:value-type="float" office:value="55.3813056521379" calcext:value-type="float">
            <text:p>55,381</text:p>
          </table:table-cell>
          <table:table-cell table:formula="of:=ROUND([.A68]; 0)" office:value-type="float" office:value="55" calcext:value-type="float">
            <text:p>55</text:p>
          </table:table-cell>
          <table:table-cell table:formula="of:=SMALL([.$B$8:.$B$147]; ROW([.B68])-ROW([.$B$8])+1)" office:value-type="float" office:value="58" calcext:value-type="float">
            <text:p>58</text:p>
          </table:table-cell>
          <table:table-cell table:number-columns-repeated="9"/>
          <table:table-cell table:formula="of:=[.B68]-[.$K$11]" office:value-type="float" office:value="-6.09285714285714" calcext:value-type="float">
            <text:p>-6,09</text:p>
          </table:table-cell>
          <table:table-cell table:formula="of:=POWER([.M68]; 3)" office:value-type="float" office:value="-226.184576166181" calcext:value-type="float">
            <text:p>-226,18</text:p>
          </table:table-cell>
        </table:table-row>
        <table:table-row table:style-name="ro1">
          <table:table-cell table:formula="of:=COM.MICROSOFT.NORM.INV(RAND(); 60; 15)" office:value-type="float" office:value="65.5494823828673" calcext:value-type="float">
            <text:p>65,549</text:p>
          </table:table-cell>
          <table:table-cell table:formula="of:=ROUND([.A69]; 0)" office:value-type="float" office:value="66" calcext:value-type="float">
            <text:p>66</text:p>
          </table:table-cell>
          <table:table-cell table:formula="of:=SMALL([.$B$8:.$B$147]; ROW([.B69])-ROW([.$B$8])+1)" office:value-type="float" office:value="59" calcext:value-type="float">
            <text:p>59</text:p>
          </table:table-cell>
          <table:table-cell table:number-columns-repeated="9"/>
          <table:table-cell table:formula="of:=[.B69]-[.$K$11]" office:value-type="float" office:value="4.90714285714286" calcext:value-type="float">
            <text:p>4,91</text:p>
          </table:table-cell>
          <table:table-cell table:formula="of:=POWER([.M69]; 3)" office:value-type="float" office:value="118.164250364432" calcext:value-type="float">
            <text:p>118,16</text:p>
          </table:table-cell>
        </table:table-row>
        <table:table-row table:style-name="ro1">
          <table:table-cell table:formula="of:=COM.MICROSOFT.NORM.INV(RAND(); 60; 15)" office:value-type="float" office:value="69.0547088072435" calcext:value-type="float">
            <text:p>69,055</text:p>
          </table:table-cell>
          <table:table-cell table:formula="of:=ROUND([.A70]; 0)" office:value-type="float" office:value="69" calcext:value-type="float">
            <text:p>69</text:p>
          </table:table-cell>
          <table:table-cell table:formula="of:=SMALL([.$B$8:.$B$147]; ROW([.B70])-ROW([.$B$8])+1)" office:value-type="float" office:value="59" calcext:value-type="float">
            <text:p>59</text:p>
          </table:table-cell>
          <table:table-cell table:number-columns-repeated="9"/>
          <table:table-cell table:formula="of:=[.B70]-[.$K$11]" office:value-type="float" office:value="7.90714285714286" calcext:value-type="float">
            <text:p>7,91</text:p>
          </table:table-cell>
          <table:table-cell table:formula="of:=POWER([.M70]; 3)" office:value-type="float" office:value="494.377566690962" calcext:value-type="float">
            <text:p>494,38</text:p>
          </table:table-cell>
        </table:table-row>
        <table:table-row table:style-name="ro1">
          <table:table-cell table:formula="of:=COM.MICROSOFT.NORM.INV(RAND(); 60; 15)" office:value-type="float" office:value="80.0344633840215" calcext:value-type="float">
            <text:p>80,034</text:p>
          </table:table-cell>
          <table:table-cell table:formula="of:=ROUND([.A71]; 0)" office:value-type="float" office:value="80" calcext:value-type="float">
            <text:p>80</text:p>
          </table:table-cell>
          <table:table-cell table:formula="of:=SMALL([.$B$8:.$B$147]; ROW([.B71])-ROW([.$B$8])+1)" office:value-type="float" office:value="59" calcext:value-type="float">
            <text:p>59</text:p>
          </table:table-cell>
          <table:table-cell table:number-columns-repeated="9"/>
          <table:table-cell table:formula="of:=[.B71]-[.$K$11]" office:value-type="float" office:value="18.9071428571429" calcext:value-type="float">
            <text:p>18,91</text:p>
          </table:table-cell>
          <table:table-cell table:formula="of:=POWER([.M71]; 3)" office:value-type="float" office:value="6758.92639322158" calcext:value-type="float">
            <text:p>6 758,93</text:p>
          </table:table-cell>
        </table:table-row>
        <table:table-row table:style-name="ro1">
          <table:table-cell table:formula="of:=COM.MICROSOFT.NORM.INV(RAND(); 60; 15)" office:value-type="float" office:value="10.8816568732473" calcext:value-type="float">
            <text:p>10,882</text:p>
          </table:table-cell>
          <table:table-cell table:formula="of:=ROUND([.A72]; 0)" office:value-type="float" office:value="11" calcext:value-type="float">
            <text:p>11</text:p>
          </table:table-cell>
          <table:table-cell table:formula="of:=SMALL([.$B$8:.$B$147]; ROW([.B72])-ROW([.$B$8])+1)" office:value-type="float" office:value="59" calcext:value-type="float">
            <text:p>59</text:p>
          </table:table-cell>
          <table:table-cell table:number-columns-repeated="9"/>
          <table:table-cell table:formula="of:=[.B72]-[.$K$11]" office:value-type="float" office:value="-50.0928571428571" calcext:value-type="float">
            <text:p>-50,09</text:p>
          </table:table-cell>
          <table:table-cell table:formula="of:=POWER([.M72]; 3)" office:value-type="float" office:value="-125697.722739431" calcext:value-type="float">
            <text:p>-125 697,72</text:p>
          </table:table-cell>
        </table:table-row>
        <table:table-row table:style-name="ro1">
          <table:table-cell table:formula="of:=COM.MICROSOFT.NORM.INV(RAND(); 60; 15)" office:value-type="float" office:value="49.9745975917997" calcext:value-type="float">
            <text:p>49,975</text:p>
          </table:table-cell>
          <table:table-cell table:formula="of:=ROUND([.A73]; 0)" office:value-type="float" office:value="50" calcext:value-type="float">
            <text:p>50</text:p>
          </table:table-cell>
          <table:table-cell table:formula="of:=SMALL([.$B$8:.$B$147]; ROW([.B73])-ROW([.$B$8])+1)" office:value-type="float" office:value="59" calcext:value-type="float">
            <text:p>59</text:p>
          </table:table-cell>
          <table:table-cell table:number-columns-repeated="9"/>
          <table:table-cell table:formula="of:=[.B73]-[.$K$11]" office:value-type="float" office:value="-11.0928571428571" calcext:value-type="float">
            <text:p>-11,09</text:p>
          </table:table-cell>
          <table:table-cell table:formula="of:=POWER([.M73]; 3)" office:value-type="float" office:value="-1364.99248432945" calcext:value-type="float">
            <text:p>-1 364,99</text:p>
          </table:table-cell>
        </table:table-row>
        <table:table-row table:style-name="ro1">
          <table:table-cell table:formula="of:=COM.MICROSOFT.NORM.INV(RAND(); 60; 15)" office:value-type="float" office:value="68.1270494133007" calcext:value-type="float">
            <text:p>68,127</text:p>
          </table:table-cell>
          <table:table-cell table:formula="of:=ROUND([.A74]; 0)" office:value-type="float" office:value="68" calcext:value-type="float">
            <text:p>68</text:p>
          </table:table-cell>
          <table:table-cell table:formula="of:=SMALL([.$B$8:.$B$147]; ROW([.B74])-ROW([.$B$8])+1)" office:value-type="float" office:value="60" calcext:value-type="float">
            <text:p>60</text:p>
          </table:table-cell>
          <table:table-cell table:number-columns-repeated="9"/>
          <table:table-cell table:formula="of:=[.B74]-[.$K$11]" office:value-type="float" office:value="6.90714285714286" calcext:value-type="float">
            <text:p>6,91</text:p>
          </table:table-cell>
          <table:table-cell table:formula="of:=POWER([.M74]; 3)" office:value-type="float" office:value="329.530270772595" calcext:value-type="float">
            <text:p>329,53</text:p>
          </table:table-cell>
        </table:table-row>
        <table:table-row table:style-name="ro1">
          <table:table-cell table:formula="of:=COM.MICROSOFT.NORM.INV(RAND(); 60; 15)" office:value-type="float" office:value="55.4360626009975" calcext:value-type="float">
            <text:p>55,436</text:p>
          </table:table-cell>
          <table:table-cell table:formula="of:=ROUND([.A75]; 0)" office:value-type="float" office:value="55" calcext:value-type="float">
            <text:p>55</text:p>
          </table:table-cell>
          <table:table-cell table:formula="of:=SMALL([.$B$8:.$B$147]; ROW([.B75])-ROW([.$B$8])+1)" office:value-type="float" office:value="60" calcext:value-type="float">
            <text:p>60</text:p>
          </table:table-cell>
          <table:table-cell table:number-columns-repeated="9"/>
          <table:table-cell table:formula="of:=[.B75]-[.$K$11]" office:value-type="float" office:value="-6.09285714285714" calcext:value-type="float">
            <text:p>-6,09</text:p>
          </table:table-cell>
          <table:table-cell table:formula="of:=POWER([.M75]; 3)" office:value-type="float" office:value="-226.184576166181" calcext:value-type="float">
            <text:p>-226,18</text:p>
          </table:table-cell>
        </table:table-row>
        <table:table-row table:style-name="ro1">
          <table:table-cell table:formula="of:=COM.MICROSOFT.NORM.INV(RAND(); 60; 15)" office:value-type="float" office:value="54.8292713117327" calcext:value-type="float">
            <text:p>54,829</text:p>
          </table:table-cell>
          <table:table-cell table:formula="of:=ROUND([.A76]; 0)" office:value-type="float" office:value="55" calcext:value-type="float">
            <text:p>55</text:p>
          </table:table-cell>
          <table:table-cell table:formula="of:=SMALL([.$B$8:.$B$147]; ROW([.B76])-ROW([.$B$8])+1)" office:value-type="float" office:value="61" calcext:value-type="float">
            <text:p>61</text:p>
          </table:table-cell>
          <table:table-cell table:number-columns-repeated="9"/>
          <table:table-cell table:formula="of:=[.B76]-[.$K$11]" office:value-type="float" office:value="-6.09285714285714" calcext:value-type="float">
            <text:p>-6,09</text:p>
          </table:table-cell>
          <table:table-cell table:formula="of:=POWER([.M76]; 3)" office:value-type="float" office:value="-226.184576166181" calcext:value-type="float">
            <text:p>-226,18</text:p>
          </table:table-cell>
        </table:table-row>
        <table:table-row table:style-name="ro1">
          <table:table-cell table:formula="of:=COM.MICROSOFT.NORM.INV(RAND(); 60; 15)" office:value-type="float" office:value="68.3948614631822" calcext:value-type="float">
            <text:p>68,395</text:p>
          </table:table-cell>
          <table:table-cell table:formula="of:=ROUND([.A77]; 0)" office:value-type="float" office:value="68" calcext:value-type="float">
            <text:p>68</text:p>
          </table:table-cell>
          <table:table-cell table:formula="of:=SMALL([.$B$8:.$B$147]; ROW([.B77])-ROW([.$B$8])+1)" office:value-type="float" office:value="61" calcext:value-type="float">
            <text:p>61</text:p>
          </table:table-cell>
          <table:table-cell table:number-columns-repeated="9"/>
          <table:table-cell table:formula="of:=[.B77]-[.$K$11]" office:value-type="float" office:value="6.90714285714286" calcext:value-type="float">
            <text:p>6,91</text:p>
          </table:table-cell>
          <table:table-cell table:formula="of:=POWER([.M77]; 3)" office:value-type="float" office:value="329.530270772595" calcext:value-type="float">
            <text:p>329,53</text:p>
          </table:table-cell>
        </table:table-row>
        <table:table-row table:style-name="ro1">
          <table:table-cell table:formula="of:=COM.MICROSOFT.NORM.INV(RAND(); 60; 15)" office:value-type="float" office:value="58.6011361120601" calcext:value-type="float">
            <text:p>58,601</text:p>
          </table:table-cell>
          <table:table-cell table:formula="of:=ROUND([.A78]; 0)" office:value-type="float" office:value="59" calcext:value-type="float">
            <text:p>59</text:p>
          </table:table-cell>
          <table:table-cell table:formula="of:=SMALL([.$B$8:.$B$147]; ROW([.B78])-ROW([.$B$8])+1)" office:value-type="float" office:value="61" calcext:value-type="float">
            <text:p>61</text:p>
          </table:table-cell>
          <table:table-cell table:number-columns-repeated="9"/>
          <table:table-cell table:formula="of:=[.B78]-[.$K$11]" office:value-type="float" office:value="-2.09285714285714" calcext:value-type="float">
            <text:p>-2,09</text:p>
          </table:table-cell>
          <table:table-cell table:formula="of:=POWER([.M78]; 3)" office:value-type="float" office:value="-9.16682106413993" calcext:value-type="float">
            <text:p>-9,17</text:p>
          </table:table-cell>
        </table:table-row>
        <table:table-row table:style-name="ro1">
          <table:table-cell table:formula="of:=COM.MICROSOFT.NORM.INV(RAND(); 60; 15)" office:value-type="float" office:value="55.0822597633447" calcext:value-type="float">
            <text:p>55,082</text:p>
          </table:table-cell>
          <table:table-cell table:formula="of:=ROUND([.A79]; 0)" office:value-type="float" office:value="55" calcext:value-type="float">
            <text:p>55</text:p>
          </table:table-cell>
          <table:table-cell table:formula="of:=SMALL([.$B$8:.$B$147]; ROW([.B79])-ROW([.$B$8])+1)" office:value-type="float" office:value="62" calcext:value-type="float">
            <text:p>62</text:p>
          </table:table-cell>
          <table:table-cell table:number-columns-repeated="9"/>
          <table:table-cell table:formula="of:=[.B79]-[.$K$11]" office:value-type="float" office:value="-6.09285714285714" calcext:value-type="float">
            <text:p>-6,09</text:p>
          </table:table-cell>
          <table:table-cell table:formula="of:=POWER([.M79]; 3)" office:value-type="float" office:value="-226.184576166181" calcext:value-type="float">
            <text:p>-226,18</text:p>
          </table:table-cell>
        </table:table-row>
        <table:table-row table:style-name="ro1">
          <table:table-cell table:formula="of:=COM.MICROSOFT.NORM.INV(RAND(); 60; 15)" office:value-type="float" office:value="31.8172025701462" calcext:value-type="float">
            <text:p>31,817</text:p>
          </table:table-cell>
          <table:table-cell table:formula="of:=ROUND([.A80]; 0)" office:value-type="float" office:value="32" calcext:value-type="float">
            <text:p>32</text:p>
          </table:table-cell>
          <table:table-cell table:formula="of:=SMALL([.$B$8:.$B$147]; ROW([.B80])-ROW([.$B$8])+1)" office:value-type="float" office:value="62" calcext:value-type="float">
            <text:p>62</text:p>
          </table:table-cell>
          <table:table-cell table:number-columns-repeated="9"/>
          <table:table-cell table:formula="of:=[.B80]-[.$K$11]" office:value-type="float" office:value="-29.0928571428571" calcext:value-type="float">
            <text:p>-29,09</text:p>
          </table:table-cell>
          <table:table-cell table:formula="of:=POWER([.M80]; 3)" office:value-type="float" office:value="-24624.0295251458" calcext:value-type="float">
            <text:p>-24 624,03</text:p>
          </table:table-cell>
        </table:table-row>
        <table:table-row table:style-name="ro1">
          <table:table-cell table:formula="of:=COM.MICROSOFT.NORM.INV(RAND(); 60; 15)" office:value-type="float" office:value="74.6707102907537" calcext:value-type="float">
            <text:p>74,671</text:p>
          </table:table-cell>
          <table:table-cell table:formula="of:=ROUND([.A81]; 0)" office:value-type="float" office:value="75" calcext:value-type="float">
            <text:p>75</text:p>
          </table:table-cell>
          <table:table-cell table:formula="of:=SMALL([.$B$8:.$B$147]; ROW([.B81])-ROW([.$B$8])+1)" office:value-type="float" office:value="63" calcext:value-type="float">
            <text:p>63</text:p>
          </table:table-cell>
          <table:table-cell table:number-columns-repeated="9"/>
          <table:table-cell table:formula="of:=[.B81]-[.$K$11]" office:value-type="float" office:value="13.9071428571429" calcext:value-type="float">
            <text:p>13,91</text:p>
          </table:table-cell>
          <table:table-cell table:formula="of:=POWER([.M81]; 3)" office:value-type="float" office:value="2689.76134220117" calcext:value-type="float">
            <text:p>2 689,76</text:p>
          </table:table-cell>
        </table:table-row>
        <table:table-row table:style-name="ro1">
          <table:table-cell table:formula="of:=COM.MICROSOFT.NORM.INV(RAND(); 60; 15)" office:value-type="float" office:value="56.1771642704514" calcext:value-type="float">
            <text:p>56,177</text:p>
          </table:table-cell>
          <table:table-cell table:formula="of:=ROUND([.A82]; 0)" office:value-type="float" office:value="56" calcext:value-type="float">
            <text:p>56</text:p>
          </table:table-cell>
          <table:table-cell table:formula="of:=SMALL([.$B$8:.$B$147]; ROW([.B82])-ROW([.$B$8])+1)" office:value-type="float" office:value="63" calcext:value-type="float">
            <text:p>63</text:p>
          </table:table-cell>
          <table:table-cell table:number-columns-repeated="9"/>
          <table:table-cell table:formula="of:=[.B82]-[.$K$11]" office:value-type="float" office:value="-5.09285714285714" calcext:value-type="float">
            <text:p>-5,09</text:p>
          </table:table-cell>
          <table:table-cell table:formula="of:=POWER([.M82]; 3)" office:value-type="float" office:value="-132.094423104956" calcext:value-type="float">
            <text:p>-132,09</text:p>
          </table:table-cell>
        </table:table-row>
        <table:table-row table:style-name="ro1">
          <table:table-cell table:formula="of:=COM.MICROSOFT.NORM.INV(RAND(); 60; 15)" office:value-type="float" office:value="52.0594455272855" calcext:value-type="float">
            <text:p>52,059</text:p>
          </table:table-cell>
          <table:table-cell table:formula="of:=ROUND([.A83]; 0)" office:value-type="float" office:value="52" calcext:value-type="float">
            <text:p>52</text:p>
          </table:table-cell>
          <table:table-cell table:formula="of:=SMALL([.$B$8:.$B$147]; ROW([.B83])-ROW([.$B$8])+1)" office:value-type="float" office:value="63" calcext:value-type="float">
            <text:p>63</text:p>
          </table:table-cell>
          <table:table-cell table:number-columns-repeated="9"/>
          <table:table-cell table:formula="of:=[.B83]-[.$K$11]" office:value-type="float" office:value="-9.09285714285714" calcext:value-type="float">
            <text:p>-9,09</text:p>
          </table:table-cell>
          <table:table-cell table:formula="of:=POWER([.M83]; 3)" office:value-type="float" office:value="-751.797892492711" calcext:value-type="float">
            <text:p>-751,80</text:p>
          </table:table-cell>
        </table:table-row>
        <table:table-row table:style-name="ro1">
          <table:table-cell table:formula="of:=COM.MICROSOFT.NORM.INV(RAND(); 60; 15)" office:value-type="float" office:value="45.462161883102" calcext:value-type="float">
            <text:p>45,462</text:p>
          </table:table-cell>
          <table:table-cell table:formula="of:=ROUND([.A84]; 0)" office:value-type="float" office:value="45" calcext:value-type="float">
            <text:p>45</text:p>
          </table:table-cell>
          <table:table-cell table:formula="of:=SMALL([.$B$8:.$B$147]; ROW([.B84])-ROW([.$B$8])+1)" office:value-type="float" office:value="63" calcext:value-type="float">
            <text:p>63</text:p>
          </table:table-cell>
          <table:table-cell table:number-columns-repeated="9"/>
          <table:table-cell table:formula="of:=[.B84]-[.$K$11]" office:value-type="float" office:value="-16.0928571428571" calcext:value-type="float">
            <text:p>-16,09</text:p>
          </table:table-cell>
          <table:table-cell table:formula="of:=POWER([.M84]; 3)" office:value-type="float" office:value="-4167.72896392128" calcext:value-type="float">
            <text:p>-4 167,73</text:p>
          </table:table-cell>
        </table:table-row>
        <table:table-row table:style-name="ro1">
          <table:table-cell table:formula="of:=COM.MICROSOFT.NORM.INV(RAND(); 60; 15)" office:value-type="float" office:value="42.2917966703596" calcext:value-type="float">
            <text:p>42,292</text:p>
          </table:table-cell>
          <table:table-cell table:formula="of:=ROUND([.A85]; 0)" office:value-type="float" office:value="42" calcext:value-type="float">
            <text:p>42</text:p>
          </table:table-cell>
          <table:table-cell table:formula="of:=SMALL([.$B$8:.$B$147]; ROW([.B85])-ROW([.$B$8])+1)" office:value-type="float" office:value="64" calcext:value-type="float">
            <text:p>64</text:p>
          </table:table-cell>
          <table:table-cell table:number-columns-repeated="9"/>
          <table:table-cell table:formula="of:=[.B85]-[.$K$11]" office:value-type="float" office:value="-19.0928571428571" calcext:value-type="float">
            <text:p>-19,09</text:p>
          </table:table-cell>
          <table:table-cell table:formula="of:=POWER([.M85]; 3)" office:value-type="float" office:value="-6960.0565659621" calcext:value-type="float">
            <text:p>-6 960,06</text:p>
          </table:table-cell>
        </table:table-row>
        <table:table-row table:style-name="ro1">
          <table:table-cell table:formula="of:=COM.MICROSOFT.NORM.INV(RAND(); 60; 15)" office:value-type="float" office:value="66.5461414766013" calcext:value-type="float">
            <text:p>66,546</text:p>
          </table:table-cell>
          <table:table-cell table:formula="of:=ROUND([.A86]; 0)" office:value-type="float" office:value="67" calcext:value-type="float">
            <text:p>67</text:p>
          </table:table-cell>
          <table:table-cell table:formula="of:=SMALL([.$B$8:.$B$147]; ROW([.B86])-ROW([.$B$8])+1)" office:value-type="float" office:value="64" calcext:value-type="float">
            <text:p>64</text:p>
          </table:table-cell>
          <table:table-cell table:number-columns-repeated="9"/>
          <table:table-cell table:formula="of:=[.B86]-[.$K$11]" office:value-type="float" office:value="5.90714285714286" calcext:value-type="float">
            <text:p>5,91</text:p>
          </table:table-cell>
          <table:table-cell table:formula="of:=POWER([.M86]; 3)" office:value-type="float" office:value="206.125831997085" calcext:value-type="float">
            <text:p>206,13</text:p>
          </table:table-cell>
        </table:table-row>
        <table:table-row table:style-name="ro1">
          <table:table-cell table:formula="of:=COM.MICROSOFT.NORM.INV(RAND(); 60; 15)" office:value-type="float" office:value="61.0873487447891" calcext:value-type="float">
            <text:p>61,087</text:p>
          </table:table-cell>
          <table:table-cell table:formula="of:=ROUND([.A87]; 0)" office:value-type="float" office:value="61" calcext:value-type="float">
            <text:p>61</text:p>
          </table:table-cell>
          <table:table-cell table:formula="of:=SMALL([.$B$8:.$B$147]; ROW([.B87])-ROW([.$B$8])+1)" office:value-type="float" office:value="65" calcext:value-type="float">
            <text:p>65</text:p>
          </table:table-cell>
          <table:table-cell table:number-columns-repeated="9"/>
          <table:table-cell table:formula="of:=[.B87]-[.$K$11]" office:value-type="float" office:value="-0.0928571428571416" calcext:value-type="float">
            <text:p>-0,09</text:p>
          </table:table-cell>
          <table:table-cell table:formula="of:=POWER([.M87]; 3)" office:value-type="float" office:value="-0.000800655976676353" calcext:value-type="float">
            <text:p>0,00</text:p>
          </table:table-cell>
        </table:table-row>
        <table:table-row table:style-name="ro1">
          <table:table-cell table:formula="of:=COM.MICROSOFT.NORM.INV(RAND(); 60; 15)" office:value-type="float" office:value="64.1108871783147" calcext:value-type="float">
            <text:p>64,111</text:p>
          </table:table-cell>
          <table:table-cell table:formula="of:=ROUND([.A88]; 0)" office:value-type="float" office:value="64" calcext:value-type="float">
            <text:p>64</text:p>
          </table:table-cell>
          <table:table-cell table:formula="of:=SMALL([.$B$8:.$B$147]; ROW([.B88])-ROW([.$B$8])+1)" office:value-type="float" office:value="65" calcext:value-type="float">
            <text:p>65</text:p>
          </table:table-cell>
          <table:table-cell table:number-columns-repeated="9"/>
          <table:table-cell table:formula="of:=[.B88]-[.$K$11]" office:value-type="float" office:value="2.90714285714286" calcext:value-type="float">
            <text:p>2,91</text:p>
          </table:table-cell>
          <table:table-cell table:formula="of:=POWER([.M88]; 3)" office:value-type="float" office:value="24.5696585276968" calcext:value-type="float">
            <text:p>24,57</text:p>
          </table:table-cell>
        </table:table-row>
        <table:table-row table:style-name="ro1">
          <table:table-cell table:formula="of:=COM.MICROSOFT.NORM.INV(RAND(); 60; 15)" office:value-type="float" office:value="55.4832512855968" calcext:value-type="float">
            <text:p>55,483</text:p>
          </table:table-cell>
          <table:table-cell table:formula="of:=ROUND([.A89]; 0)" office:value-type="float" office:value="55" calcext:value-type="float">
            <text:p>55</text:p>
          </table:table-cell>
          <table:table-cell table:formula="of:=SMALL([.$B$8:.$B$147]; ROW([.B89])-ROW([.$B$8])+1)" office:value-type="float" office:value="65" calcext:value-type="float">
            <text:p>65</text:p>
          </table:table-cell>
          <table:table-cell table:number-columns-repeated="9"/>
          <table:table-cell table:formula="of:=[.B89]-[.$K$11]" office:value-type="float" office:value="-6.09285714285714" calcext:value-type="float">
            <text:p>-6,09</text:p>
          </table:table-cell>
          <table:table-cell table:formula="of:=POWER([.M89]; 3)" office:value-type="float" office:value="-226.184576166181" calcext:value-type="float">
            <text:p>-226,18</text:p>
          </table:table-cell>
        </table:table-row>
        <table:table-row table:style-name="ro1">
          <table:table-cell table:formula="of:=COM.MICROSOFT.NORM.INV(RAND(); 60; 15)" office:value-type="float" office:value="53.2846013037673" calcext:value-type="float">
            <text:p>53,285</text:p>
          </table:table-cell>
          <table:table-cell table:formula="of:=ROUND([.A90]; 0)" office:value-type="float" office:value="53" calcext:value-type="float">
            <text:p>53</text:p>
          </table:table-cell>
          <table:table-cell table:formula="of:=SMALL([.$B$8:.$B$147]; ROW([.B90])-ROW([.$B$8])+1)" office:value-type="float" office:value="66" calcext:value-type="float">
            <text:p>66</text:p>
          </table:table-cell>
          <table:table-cell table:number-columns-repeated="9"/>
          <table:table-cell table:formula="of:=[.B90]-[.$K$11]" office:value-type="float" office:value="-8.09285714285714" calcext:value-type="float">
            <text:p>-8,09</text:p>
          </table:table-cell>
          <table:table-cell table:formula="of:=POWER([.M90]; 3)" office:value-type="float" office:value="-530.036310860058" calcext:value-type="float">
            <text:p>-530,04</text:p>
          </table:table-cell>
        </table:table-row>
        <table:table-row table:style-name="ro1">
          <table:table-cell table:formula="of:=COM.MICROSOFT.NORM.INV(RAND(); 60; 15)" office:value-type="float" office:value="78.3704027894862" calcext:value-type="float">
            <text:p>78,370</text:p>
          </table:table-cell>
          <table:table-cell table:formula="of:=ROUND([.A91]; 0)" office:value-type="float" office:value="78" calcext:value-type="float">
            <text:p>78</text:p>
          </table:table-cell>
          <table:table-cell table:formula="of:=SMALL([.$B$8:.$B$147]; ROW([.B91])-ROW([.$B$8])+1)" office:value-type="float" office:value="66" calcext:value-type="float">
            <text:p>66</text:p>
          </table:table-cell>
          <table:table-cell table:number-columns-repeated="9"/>
          <table:table-cell table:formula="of:=[.B91]-[.$K$11]" office:value-type="float" office:value="16.9071428571429" calcext:value-type="float">
            <text:p>16,91</text:p>
          </table:table-cell>
          <table:table-cell table:formula="of:=POWER([.M91]; 3)" office:value-type="float" office:value="4832.93180138484" calcext:value-type="float">
            <text:p>4 832,93</text:p>
          </table:table-cell>
        </table:table-row>
        <table:table-row table:style-name="ro1">
          <table:table-cell table:formula="of:=COM.MICROSOFT.NORM.INV(RAND(); 60; 15)" office:value-type="float" office:value="70.8666057822682" calcext:value-type="float">
            <text:p>70,867</text:p>
          </table:table-cell>
          <table:table-cell table:formula="of:=ROUND([.A92]; 0)" office:value-type="float" office:value="71" calcext:value-type="float">
            <text:p>71</text:p>
          </table:table-cell>
          <table:table-cell table:formula="of:=SMALL([.$B$8:.$B$147]; ROW([.B92])-ROW([.$B$8])+1)" office:value-type="float" office:value="66" calcext:value-type="float">
            <text:p>66</text:p>
          </table:table-cell>
          <table:table-cell table:number-columns-repeated="9"/>
          <table:table-cell table:formula="of:=[.B92]-[.$K$11]" office:value-type="float" office:value="9.90714285714286" calcext:value-type="float">
            <text:p>9,91</text:p>
          </table:table-cell>
          <table:table-cell table:formula="of:=POWER([.M92]; 3)" office:value-type="float" office:value="972.400729956269" calcext:value-type="float">
            <text:p>972,40</text:p>
          </table:table-cell>
        </table:table-row>
        <table:table-row table:style-name="ro1">
          <table:table-cell table:formula="of:=COM.MICROSOFT.NORM.INV(RAND(); 60; 15)" office:value-type="float" office:value="70.2731508908844" calcext:value-type="float">
            <text:p>70,273</text:p>
          </table:table-cell>
          <table:table-cell table:formula="of:=ROUND([.A93]; 0)" office:value-type="float" office:value="70" calcext:value-type="float">
            <text:p>70</text:p>
          </table:table-cell>
          <table:table-cell table:formula="of:=SMALL([.$B$8:.$B$147]; ROW([.B93])-ROW([.$B$8])+1)" office:value-type="float" office:value="67" calcext:value-type="float">
            <text:p>67</text:p>
          </table:table-cell>
          <table:table-cell table:number-columns-repeated="9"/>
          <table:table-cell table:formula="of:=[.B93]-[.$K$11]" office:value-type="float" office:value="8.90714285714286" calcext:value-type="float">
            <text:p>8,91</text:p>
          </table:table-cell>
          <table:table-cell table:formula="of:=POWER([.M93]; 3)" office:value-type="float" office:value="706.667719752187" calcext:value-type="float">
            <text:p>706,67</text:p>
          </table:table-cell>
        </table:table-row>
        <table:table-row table:style-name="ro1">
          <table:table-cell table:formula="of:=COM.MICROSOFT.NORM.INV(RAND(); 60; 15)" office:value-type="float" office:value="84.7370862968998" calcext:value-type="float">
            <text:p>84,737</text:p>
          </table:table-cell>
          <table:table-cell table:formula="of:=ROUND([.A94]; 0)" office:value-type="float" office:value="85" calcext:value-type="float">
            <text:p>85</text:p>
          </table:table-cell>
          <table:table-cell table:formula="of:=SMALL([.$B$8:.$B$147]; ROW([.B94])-ROW([.$B$8])+1)" office:value-type="float" office:value="67" calcext:value-type="float">
            <text:p>67</text:p>
          </table:table-cell>
          <table:table-cell table:number-columns-repeated="9"/>
          <table:table-cell table:formula="of:=[.B94]-[.$K$11]" office:value-type="float" office:value="23.9071428571429" calcext:value-type="float">
            <text:p>23,91</text:p>
          </table:table-cell>
          <table:table-cell table:formula="of:=POWER([.M94]; 3)" office:value-type="float" office:value="13664.1628728134" calcext:value-type="float">
            <text:p>13 664,16</text:p>
          </table:table-cell>
        </table:table-row>
        <table:table-row table:style-name="ro1">
          <table:table-cell table:formula="of:=COM.MICROSOFT.NORM.INV(RAND(); 60; 15)" office:value-type="float" office:value="68.9148851365389" calcext:value-type="float">
            <text:p>68,915</text:p>
          </table:table-cell>
          <table:table-cell table:formula="of:=ROUND([.A95]; 0)" office:value-type="float" office:value="69" calcext:value-type="float">
            <text:p>69</text:p>
          </table:table-cell>
          <table:table-cell table:formula="of:=SMALL([.$B$8:.$B$147]; ROW([.B95])-ROW([.$B$8])+1)" office:value-type="float" office:value="67" calcext:value-type="float">
            <text:p>67</text:p>
          </table:table-cell>
          <table:table-cell table:number-columns-repeated="9"/>
          <table:table-cell table:formula="of:=[.B95]-[.$K$11]" office:value-type="float" office:value="7.90714285714286" calcext:value-type="float">
            <text:p>7,91</text:p>
          </table:table-cell>
          <table:table-cell table:formula="of:=POWER([.M95]; 3)" office:value-type="float" office:value="494.377566690962" calcext:value-type="float">
            <text:p>494,38</text:p>
          </table:table-cell>
        </table:table-row>
        <table:table-row table:style-name="ro1">
          <table:table-cell table:formula="of:=COM.MICROSOFT.NORM.INV(RAND(); 60; 15)" office:value-type="float" office:value="58.8063699848954" calcext:value-type="float">
            <text:p>58,806</text:p>
          </table:table-cell>
          <table:table-cell table:formula="of:=ROUND([.A96]; 0)" office:value-type="float" office:value="59" calcext:value-type="float">
            <text:p>59</text:p>
          </table:table-cell>
          <table:table-cell table:formula="of:=SMALL([.$B$8:.$B$147]; ROW([.B96])-ROW([.$B$8])+1)" office:value-type="float" office:value="68" calcext:value-type="float">
            <text:p>68</text:p>
          </table:table-cell>
          <table:table-cell table:number-columns-repeated="9"/>
          <table:table-cell table:formula="of:=[.B96]-[.$K$11]" office:value-type="float" office:value="-2.09285714285714" calcext:value-type="float">
            <text:p>-2,09</text:p>
          </table:table-cell>
          <table:table-cell table:formula="of:=POWER([.M96]; 3)" office:value-type="float" office:value="-9.16682106413993" calcext:value-type="float">
            <text:p>-9,17</text:p>
          </table:table-cell>
        </table:table-row>
        <table:table-row table:style-name="ro1">
          <table:table-cell table:formula="of:=COM.MICROSOFT.NORM.INV(RAND(); 60; 15)" office:value-type="float" office:value="70.5868536985032" calcext:value-type="float">
            <text:p>70,587</text:p>
          </table:table-cell>
          <table:table-cell table:formula="of:=ROUND([.A97]; 0)" office:value-type="float" office:value="71" calcext:value-type="float">
            <text:p>71</text:p>
          </table:table-cell>
          <table:table-cell table:formula="of:=SMALL([.$B$8:.$B$147]; ROW([.B97])-ROW([.$B$8])+1)" office:value-type="float" office:value="68" calcext:value-type="float">
            <text:p>68</text:p>
          </table:table-cell>
          <table:table-cell table:number-columns-repeated="9"/>
          <table:table-cell table:formula="of:=[.B97]-[.$K$11]" office:value-type="float" office:value="9.90714285714286" calcext:value-type="float">
            <text:p>9,91</text:p>
          </table:table-cell>
          <table:table-cell table:formula="of:=POWER([.M97]; 3)" office:value-type="float" office:value="972.400729956269" calcext:value-type="float">
            <text:p>972,40</text:p>
          </table:table-cell>
        </table:table-row>
        <table:table-row table:style-name="ro1">
          <table:table-cell table:formula="of:=COM.MICROSOFT.NORM.INV(RAND(); 60; 15)" office:value-type="float" office:value="69.807572495273" calcext:value-type="float">
            <text:p>69,808</text:p>
          </table:table-cell>
          <table:table-cell table:formula="of:=ROUND([.A98]; 0)" office:value-type="float" office:value="70" calcext:value-type="float">
            <text:p>70</text:p>
          </table:table-cell>
          <table:table-cell table:formula="of:=SMALL([.$B$8:.$B$147]; ROW([.B98])-ROW([.$B$8])+1)" office:value-type="float" office:value="68" calcext:value-type="float">
            <text:p>68</text:p>
          </table:table-cell>
          <table:table-cell table:number-columns-repeated="9"/>
          <table:table-cell table:formula="of:=[.B98]-[.$K$11]" office:value-type="float" office:value="8.90714285714286" calcext:value-type="float">
            <text:p>8,91</text:p>
          </table:table-cell>
          <table:table-cell table:formula="of:=POWER([.M98]; 3)" office:value-type="float" office:value="706.667719752187" calcext:value-type="float">
            <text:p>706,67</text:p>
          </table:table-cell>
        </table:table-row>
        <table:table-row table:style-name="ro1">
          <table:table-cell table:formula="of:=COM.MICROSOFT.NORM.INV(RAND(); 60; 15)" office:value-type="float" office:value="64.9098830381791" calcext:value-type="float">
            <text:p>64,910</text:p>
          </table:table-cell>
          <table:table-cell table:formula="of:=ROUND([.A99]; 0)" office:value-type="float" office:value="65" calcext:value-type="float">
            <text:p>65</text:p>
          </table:table-cell>
          <table:table-cell table:formula="of:=SMALL([.$B$8:.$B$147]; ROW([.B99])-ROW([.$B$8])+1)" office:value-type="float" office:value="68" calcext:value-type="float">
            <text:p>68</text:p>
          </table:table-cell>
          <table:table-cell table:number-columns-repeated="9"/>
          <table:table-cell table:formula="of:=[.B99]-[.$K$11]" office:value-type="float" office:value="3.90714285714286" calcext:value-type="float">
            <text:p>3,91</text:p>
          </table:table-cell>
          <table:table-cell table:formula="of:=POWER([.M99]; 3)" office:value-type="float" office:value="59.6455258746356" calcext:value-type="float">
            <text:p>59,65</text:p>
          </table:table-cell>
        </table:table-row>
        <table:table-row table:style-name="ro1">
          <table:table-cell table:formula="of:=COM.MICROSOFT.NORM.INV(RAND(); 60; 15)" office:value-type="float" office:value="60.8678180359729" calcext:value-type="float">
            <text:p>60,868</text:p>
          </table:table-cell>
          <table:table-cell table:formula="of:=ROUND([.A100]; 0)" office:value-type="float" office:value="61" calcext:value-type="float">
            <text:p>61</text:p>
          </table:table-cell>
          <table:table-cell table:formula="of:=SMALL([.$B$8:.$B$147]; ROW([.B100])-ROW([.$B$8])+1)" office:value-type="float" office:value="68" calcext:value-type="float">
            <text:p>68</text:p>
          </table:table-cell>
          <table:table-cell table:number-columns-repeated="9"/>
          <table:table-cell table:formula="of:=[.B100]-[.$K$11]" office:value-type="float" office:value="-0.0928571428571416" calcext:value-type="float">
            <text:p>-0,09</text:p>
          </table:table-cell>
          <table:table-cell table:formula="of:=POWER([.M100]; 3)" office:value-type="float" office:value="-0.000800655976676353" calcext:value-type="float">
            <text:p>0,00</text:p>
          </table:table-cell>
        </table:table-row>
        <table:table-row table:style-name="ro1">
          <table:table-cell table:formula="of:=COM.MICROSOFT.NORM.INV(RAND(); 60; 15)" office:value-type="float" office:value="65.5913846102695" calcext:value-type="float">
            <text:p>65,591</text:p>
          </table:table-cell>
          <table:table-cell table:formula="of:=ROUND([.A101]; 0)" office:value-type="float" office:value="66" calcext:value-type="float">
            <text:p>66</text:p>
          </table:table-cell>
          <table:table-cell table:formula="of:=SMALL([.$B$8:.$B$147]; ROW([.B101])-ROW([.$B$8])+1)" office:value-type="float" office:value="68" calcext:value-type="float">
            <text:p>68</text:p>
          </table:table-cell>
          <table:table-cell table:number-columns-repeated="9"/>
          <table:table-cell table:formula="of:=[.B101]-[.$K$11]" office:value-type="float" office:value="4.90714285714286" calcext:value-type="float">
            <text:p>4,91</text:p>
          </table:table-cell>
          <table:table-cell table:formula="of:=POWER([.M101]; 3)" office:value-type="float" office:value="118.164250364432" calcext:value-type="float">
            <text:p>118,16</text:p>
          </table:table-cell>
        </table:table-row>
        <table:table-row table:style-name="ro1">
          <table:table-cell table:formula="of:=COM.MICROSOFT.NORM.INV(RAND(); 60; 15)" office:value-type="float" office:value="66.5103036529598" calcext:value-type="float">
            <text:p>66,510</text:p>
          </table:table-cell>
          <table:table-cell table:formula="of:=ROUND([.A102]; 0)" office:value-type="float" office:value="67" calcext:value-type="float">
            <text:p>67</text:p>
          </table:table-cell>
          <table:table-cell table:formula="of:=SMALL([.$B$8:.$B$147]; ROW([.B102])-ROW([.$B$8])+1)" office:value-type="float" office:value="68" calcext:value-type="float">
            <text:p>68</text:p>
          </table:table-cell>
          <table:table-cell table:number-columns-repeated="9"/>
          <table:table-cell table:formula="of:=[.B102]-[.$K$11]" office:value-type="float" office:value="5.90714285714286" calcext:value-type="float">
            <text:p>5,91</text:p>
          </table:table-cell>
          <table:table-cell table:formula="of:=POWER([.M102]; 3)" office:value-type="float" office:value="206.125831997085" calcext:value-type="float">
            <text:p>206,13</text:p>
          </table:table-cell>
        </table:table-row>
        <table:table-row table:style-name="ro1">
          <table:table-cell table:formula="of:=COM.MICROSOFT.NORM.INV(RAND(); 60; 15)" office:value-type="float" office:value="82.6962167574211" calcext:value-type="float">
            <text:p>82,696</text:p>
          </table:table-cell>
          <table:table-cell table:formula="of:=ROUND([.A103]; 0)" office:value-type="float" office:value="83" calcext:value-type="float">
            <text:p>83</text:p>
          </table:table-cell>
          <table:table-cell table:formula="of:=SMALL([.$B$8:.$B$147]; ROW([.B103])-ROW([.$B$8])+1)" office:value-type="float" office:value="69" calcext:value-type="float">
            <text:p>69</text:p>
          </table:table-cell>
          <table:table-cell table:number-columns-repeated="9"/>
          <table:table-cell table:formula="of:=[.B103]-[.$K$11]" office:value-type="float" office:value="21.9071428571429" calcext:value-type="float">
            <text:p>21,91</text:p>
          </table:table-cell>
          <table:table-cell table:formula="of:=POWER([.M103]; 3)" office:value-type="float" office:value="10513.7397095481" calcext:value-type="float">
            <text:p>10 513,74</text:p>
          </table:table-cell>
        </table:table-row>
        <table:table-row table:style-name="ro1">
          <table:table-cell table:formula="of:=COM.MICROSOFT.NORM.INV(RAND(); 60; 15)" office:value-type="float" office:value="49.9907955890754" calcext:value-type="float">
            <text:p>49,991</text:p>
          </table:table-cell>
          <table:table-cell table:formula="of:=ROUND([.A104]; 0)" office:value-type="float" office:value="50" calcext:value-type="float">
            <text:p>50</text:p>
          </table:table-cell>
          <table:table-cell table:formula="of:=SMALL([.$B$8:.$B$147]; ROW([.B104])-ROW([.$B$8])+1)" office:value-type="float" office:value="69" calcext:value-type="float">
            <text:p>69</text:p>
          </table:table-cell>
          <table:table-cell table:number-columns-repeated="9"/>
          <table:table-cell table:formula="of:=[.B104]-[.$K$11]" office:value-type="float" office:value="-11.0928571428571" calcext:value-type="float">
            <text:p>-11,09</text:p>
          </table:table-cell>
          <table:table-cell table:formula="of:=POWER([.M104]; 3)" office:value-type="float" office:value="-1364.99248432945" calcext:value-type="float">
            <text:p>-1 364,99</text:p>
          </table:table-cell>
        </table:table-row>
        <table:table-row table:style-name="ro1">
          <table:table-cell table:formula="of:=COM.MICROSOFT.NORM.INV(RAND(); 60; 15)" office:value-type="float" office:value="71.0706806074985" calcext:value-type="float">
            <text:p>71,071</text:p>
          </table:table-cell>
          <table:table-cell table:formula="of:=ROUND([.A105]; 0)" office:value-type="float" office:value="71" calcext:value-type="float">
            <text:p>71</text:p>
          </table:table-cell>
          <table:table-cell table:formula="of:=SMALL([.$B$8:.$B$147]; ROW([.B105])-ROW([.$B$8])+1)" office:value-type="float" office:value="69" calcext:value-type="float">
            <text:p>69</text:p>
          </table:table-cell>
          <table:table-cell table:number-columns-repeated="9"/>
          <table:table-cell table:formula="of:=[.B105]-[.$K$11]" office:value-type="float" office:value="9.90714285714286" calcext:value-type="float">
            <text:p>9,91</text:p>
          </table:table-cell>
          <table:table-cell table:formula="of:=POWER([.M105]; 3)" office:value-type="float" office:value="972.400729956269" calcext:value-type="float">
            <text:p>972,40</text:p>
          </table:table-cell>
        </table:table-row>
        <table:table-row table:style-name="ro1">
          <table:table-cell table:formula="of:=COM.MICROSOFT.NORM.INV(RAND(); 60; 15)" office:value-type="float" office:value="54.6746402782993" calcext:value-type="float">
            <text:p>54,675</text:p>
          </table:table-cell>
          <table:table-cell table:formula="of:=ROUND([.A106]; 0)" office:value-type="float" office:value="55" calcext:value-type="float">
            <text:p>55</text:p>
          </table:table-cell>
          <table:table-cell table:formula="of:=SMALL([.$B$8:.$B$147]; ROW([.B106])-ROW([.$B$8])+1)" office:value-type="float" office:value="69" calcext:value-type="float">
            <text:p>69</text:p>
          </table:table-cell>
          <table:table-cell table:number-columns-repeated="9"/>
          <table:table-cell table:formula="of:=[.B106]-[.$K$11]" office:value-type="float" office:value="-6.09285714285714" calcext:value-type="float">
            <text:p>-6,09</text:p>
          </table:table-cell>
          <table:table-cell table:formula="of:=POWER([.M106]; 3)" office:value-type="float" office:value="-226.184576166181" calcext:value-type="float">
            <text:p>-226,18</text:p>
          </table:table-cell>
        </table:table-row>
        <table:table-row table:style-name="ro1">
          <table:table-cell table:formula="of:=COM.MICROSOFT.NORM.INV(RAND(); 60; 15)" office:value-type="float" office:value="66.2628321502347" calcext:value-type="float">
            <text:p>66,263</text:p>
          </table:table-cell>
          <table:table-cell table:formula="of:=ROUND([.A107]; 0)" office:value-type="float" office:value="66" calcext:value-type="float">
            <text:p>66</text:p>
          </table:table-cell>
          <table:table-cell table:formula="of:=SMALL([.$B$8:.$B$147]; ROW([.B107])-ROW([.$B$8])+1)" office:value-type="float" office:value="69" calcext:value-type="float">
            <text:p>69</text:p>
          </table:table-cell>
          <table:table-cell table:number-columns-repeated="9"/>
          <table:table-cell table:formula="of:=[.B107]-[.$K$11]" office:value-type="float" office:value="4.90714285714286" calcext:value-type="float">
            <text:p>4,91</text:p>
          </table:table-cell>
          <table:table-cell table:formula="of:=POWER([.M107]; 3)" office:value-type="float" office:value="118.164250364432" calcext:value-type="float">
            <text:p>118,16</text:p>
          </table:table-cell>
        </table:table-row>
        <table:table-row table:style-name="ro1">
          <table:table-cell table:formula="of:=COM.MICROSOFT.NORM.INV(RAND(); 60; 15)" office:value-type="float" office:value="68.7192360066009" calcext:value-type="float">
            <text:p>68,719</text:p>
          </table:table-cell>
          <table:table-cell table:formula="of:=ROUND([.A108]; 0)" office:value-type="float" office:value="69" calcext:value-type="float">
            <text:p>69</text:p>
          </table:table-cell>
          <table:table-cell table:formula="of:=SMALL([.$B$8:.$B$147]; ROW([.B108])-ROW([.$B$8])+1)" office:value-type="float" office:value="70" calcext:value-type="float">
            <text:p>70</text:p>
          </table:table-cell>
          <table:table-cell table:number-columns-repeated="9"/>
          <table:table-cell table:formula="of:=[.B108]-[.$K$11]" office:value-type="float" office:value="7.90714285714286" calcext:value-type="float">
            <text:p>7,91</text:p>
          </table:table-cell>
          <table:table-cell table:formula="of:=POWER([.M108]; 3)" office:value-type="float" office:value="494.377566690962" calcext:value-type="float">
            <text:p>494,38</text:p>
          </table:table-cell>
        </table:table-row>
        <table:table-row table:style-name="ro1">
          <table:table-cell table:formula="of:=COM.MICROSOFT.NORM.INV(RAND(); 60; 15)" office:value-type="float" office:value="85.4448984208984" calcext:value-type="float">
            <text:p>85,445</text:p>
          </table:table-cell>
          <table:table-cell table:formula="of:=ROUND([.A109]; 0)" office:value-type="float" office:value="85" calcext:value-type="float">
            <text:p>85</text:p>
          </table:table-cell>
          <table:table-cell table:formula="of:=SMALL([.$B$8:.$B$147]; ROW([.B109])-ROW([.$B$8])+1)" office:value-type="float" office:value="70" calcext:value-type="float">
            <text:p>70</text:p>
          </table:table-cell>
          <table:table-cell table:number-columns-repeated="9"/>
          <table:table-cell table:formula="of:=[.B109]-[.$K$11]" office:value-type="float" office:value="23.9071428571429" calcext:value-type="float">
            <text:p>23,91</text:p>
          </table:table-cell>
          <table:table-cell table:formula="of:=POWER([.M109]; 3)" office:value-type="float" office:value="13664.1628728134" calcext:value-type="float">
            <text:p>13 664,16</text:p>
          </table:table-cell>
        </table:table-row>
        <table:table-row table:style-name="ro1">
          <table:table-cell table:formula="of:=COM.MICROSOFT.NORM.INV(RAND(); 60; 15)" office:value-type="float" office:value="40.5908299012612" calcext:value-type="float">
            <text:p>40,591</text:p>
          </table:table-cell>
          <table:table-cell table:formula="of:=ROUND([.A110]; 0)" office:value-type="float" office:value="41" calcext:value-type="float">
            <text:p>41</text:p>
          </table:table-cell>
          <table:table-cell table:formula="of:=SMALL([.$B$8:.$B$147]; ROW([.B110])-ROW([.$B$8])+1)" office:value-type="float" office:value="71" calcext:value-type="float">
            <text:p>71</text:p>
          </table:table-cell>
          <table:table-cell table:number-columns-repeated="9"/>
          <table:table-cell table:formula="of:=[.B110]-[.$K$11]" office:value-type="float" office:value="-20.0928571428571" calcext:value-type="float">
            <text:p>-20,09</text:p>
          </table:table-cell>
          <table:table-cell table:formula="of:=POWER([.M110]; 3)" office:value-type="float" office:value="-8111.94671902332" calcext:value-type="float">
            <text:p>-8 111,95</text:p>
          </table:table-cell>
        </table:table-row>
        <table:table-row table:style-name="ro1">
          <table:table-cell table:formula="of:=COM.MICROSOFT.NORM.INV(RAND(); 60; 15)" office:value-type="float" office:value="65.4127058920404" calcext:value-type="float">
            <text:p>65,413</text:p>
          </table:table-cell>
          <table:table-cell table:formula="of:=ROUND([.A111]; 0)" office:value-type="float" office:value="65" calcext:value-type="float">
            <text:p>65</text:p>
          </table:table-cell>
          <table:table-cell table:formula="of:=SMALL([.$B$8:.$B$147]; ROW([.B111])-ROW([.$B$8])+1)" office:value-type="float" office:value="71" calcext:value-type="float">
            <text:p>71</text:p>
          </table:table-cell>
          <table:table-cell table:number-columns-repeated="9"/>
          <table:table-cell table:formula="of:=[.B111]-[.$K$11]" office:value-type="float" office:value="3.90714285714286" calcext:value-type="float">
            <text:p>3,91</text:p>
          </table:table-cell>
          <table:table-cell table:formula="of:=POWER([.M111]; 3)" office:value-type="float" office:value="59.6455258746356" calcext:value-type="float">
            <text:p>59,65</text:p>
          </table:table-cell>
        </table:table-row>
        <table:table-row table:style-name="ro1">
          <table:table-cell table:formula="of:=COM.MICROSOFT.NORM.INV(RAND(); 60; 15)" office:value-type="float" office:value="71.9921508980806" calcext:value-type="float">
            <text:p>71,992</text:p>
          </table:table-cell>
          <table:table-cell table:formula="of:=ROUND([.A112]; 0)" office:value-type="float" office:value="72" calcext:value-type="float">
            <text:p>72</text:p>
          </table:table-cell>
          <table:table-cell table:formula="of:=SMALL([.$B$8:.$B$147]; ROW([.B112])-ROW([.$B$8])+1)" office:value-type="float" office:value="71" calcext:value-type="float">
            <text:p>71</text:p>
          </table:table-cell>
          <table:table-cell table:number-columns-repeated="9"/>
          <table:table-cell table:formula="of:=[.B112]-[.$K$11]" office:value-type="float" office:value="10.9071428571429" calcext:value-type="float">
            <text:p>10,91</text:p>
          </table:table-cell>
          <table:table-cell table:formula="of:=POWER([.M112]; 3)" office:value-type="float" office:value="1297.57659730321" calcext:value-type="float">
            <text:p>1 297,58</text:p>
          </table:table-cell>
        </table:table-row>
        <table:table-row table:style-name="ro1">
          <table:table-cell table:formula="of:=COM.MICROSOFT.NORM.INV(RAND(); 60; 15)" office:value-type="float" office:value="63.100558486957" calcext:value-type="float">
            <text:p>63,101</text:p>
          </table:table-cell>
          <table:table-cell table:formula="of:=ROUND([.A113]; 0)" office:value-type="float" office:value="63" calcext:value-type="float">
            <text:p>63</text:p>
          </table:table-cell>
          <table:table-cell table:formula="of:=SMALL([.$B$8:.$B$147]; ROW([.B113])-ROW([.$B$8])+1)" office:value-type="float" office:value="71" calcext:value-type="float">
            <text:p>71</text:p>
          </table:table-cell>
          <table:table-cell table:number-columns-repeated="9"/>
          <table:table-cell table:formula="of:=[.B113]-[.$K$11]" office:value-type="float" office:value="1.90714285714286" calcext:value-type="float">
            <text:p>1,91</text:p>
          </table:table-cell>
          <table:table-cell table:formula="of:=POWER([.M113]; 3)" office:value-type="float" office:value="6.93664832361517" calcext:value-type="float">
            <text:p>6,94</text:p>
          </table:table-cell>
        </table:table-row>
        <table:table-row table:style-name="ro1">
          <table:table-cell table:formula="of:=COM.MICROSOFT.NORM.INV(RAND(); 60; 15)" office:value-type="float" office:value="85.587638121941" calcext:value-type="float">
            <text:p>85,588</text:p>
          </table:table-cell>
          <table:table-cell table:formula="of:=ROUND([.A114]; 0)" office:value-type="float" office:value="86" calcext:value-type="float">
            <text:p>86</text:p>
          </table:table-cell>
          <table:table-cell table:formula="of:=SMALL([.$B$8:.$B$147]; ROW([.B114])-ROW([.$B$8])+1)" office:value-type="float" office:value="72" calcext:value-type="float">
            <text:p>72</text:p>
          </table:table-cell>
          <table:table-cell table:number-columns-repeated="9"/>
          <table:table-cell table:formula="of:=[.B114]-[.$K$11]" office:value-type="float" office:value="24.9071428571429" calcext:value-type="float">
            <text:p>24,91</text:p>
          </table:table-cell>
          <table:table-cell table:formula="of:=POWER([.M114]; 3)" office:value-type="float" office:value="15451.5387401604" calcext:value-type="float">
            <text:p>15 451,54</text:p>
          </table:table-cell>
        </table:table-row>
        <table:table-row table:style-name="ro1">
          <table:table-cell table:formula="of:=COM.MICROSOFT.NORM.INV(RAND(); 60; 15)" office:value-type="float" office:value="51.6360152385411" calcext:value-type="float">
            <text:p>51,636</text:p>
          </table:table-cell>
          <table:table-cell table:formula="of:=ROUND([.A115]; 0)" office:value-type="float" office:value="52" calcext:value-type="float">
            <text:p>52</text:p>
          </table:table-cell>
          <table:table-cell table:formula="of:=SMALL([.$B$8:.$B$147]; ROW([.B115])-ROW([.$B$8])+1)" office:value-type="float" office:value="72" calcext:value-type="float">
            <text:p>72</text:p>
          </table:table-cell>
          <table:table-cell table:number-columns-repeated="9"/>
          <table:table-cell table:formula="of:=[.B115]-[.$K$11]" office:value-type="float" office:value="-9.09285714285714" calcext:value-type="float">
            <text:p>-9,09</text:p>
          </table:table-cell>
          <table:table-cell table:formula="of:=POWER([.M115]; 3)" office:value-type="float" office:value="-751.797892492711" calcext:value-type="float">
            <text:p>-751,80</text:p>
          </table:table-cell>
        </table:table-row>
        <table:table-row table:style-name="ro1">
          <table:table-cell table:formula="of:=COM.MICROSOFT.NORM.INV(RAND(); 60; 15)" office:value-type="float" office:value="63.4462691028332" calcext:value-type="float">
            <text:p>63,446</text:p>
          </table:table-cell>
          <table:table-cell table:formula="of:=ROUND([.A116]; 0)" office:value-type="float" office:value="63" calcext:value-type="float">
            <text:p>63</text:p>
          </table:table-cell>
          <table:table-cell table:formula="of:=SMALL([.$B$8:.$B$147]; ROW([.B116])-ROW([.$B$8])+1)" office:value-type="float" office:value="73" calcext:value-type="float">
            <text:p>73</text:p>
          </table:table-cell>
          <table:table-cell table:number-columns-repeated="9"/>
          <table:table-cell table:formula="of:=[.B116]-[.$K$11]" office:value-type="float" office:value="1.90714285714286" calcext:value-type="float">
            <text:p>1,91</text:p>
          </table:table-cell>
          <table:table-cell table:formula="of:=POWER([.M116]; 3)" office:value-type="float" office:value="6.93664832361517" calcext:value-type="float">
            <text:p>6,94</text:p>
          </table:table-cell>
        </table:table-row>
        <table:table-row table:style-name="ro1">
          <table:table-cell table:formula="of:=COM.MICROSOFT.NORM.INV(RAND(); 60; 15)" office:value-type="float" office:value="28.7019028665899" calcext:value-type="float">
            <text:p>28,702</text:p>
          </table:table-cell>
          <table:table-cell table:formula="of:=ROUND([.A117]; 0)" office:value-type="float" office:value="29" calcext:value-type="float">
            <text:p>29</text:p>
          </table:table-cell>
          <table:table-cell table:formula="of:=SMALL([.$B$8:.$B$147]; ROW([.B117])-ROW([.$B$8])+1)" office:value-type="float" office:value="73" calcext:value-type="float">
            <text:p>73</text:p>
          </table:table-cell>
          <table:table-cell table:number-columns-repeated="9"/>
          <table:table-cell table:formula="of:=[.B117]-[.$K$11]" office:value-type="float" office:value="-32.0928571428571" calcext:value-type="float">
            <text:p>-32,09</text:p>
          </table:table-cell>
          <table:table-cell table:formula="of:=POWER([.M117]; 3)" office:value-type="float" office:value="-33054.0856986152" calcext:value-type="float">
            <text:p>-33 054,09</text:p>
          </table:table-cell>
        </table:table-row>
        <table:table-row table:style-name="ro1">
          <table:table-cell table:formula="of:=COM.MICROSOFT.NORM.INV(RAND(); 60; 15)" office:value-type="float" office:value="58.8044810998205" calcext:value-type="float">
            <text:p>58,804</text:p>
          </table:table-cell>
          <table:table-cell table:formula="of:=ROUND([.A118]; 0)" office:value-type="float" office:value="59" calcext:value-type="float">
            <text:p>59</text:p>
          </table:table-cell>
          <table:table-cell table:formula="of:=SMALL([.$B$8:.$B$147]; ROW([.B118])-ROW([.$B$8])+1)" office:value-type="float" office:value="73" calcext:value-type="float">
            <text:p>73</text:p>
          </table:table-cell>
          <table:table-cell table:number-columns-repeated="9"/>
          <table:table-cell table:formula="of:=[.B118]-[.$K$11]" office:value-type="float" office:value="-2.09285714285714" calcext:value-type="float">
            <text:p>-2,09</text:p>
          </table:table-cell>
          <table:table-cell table:formula="of:=POWER([.M118]; 3)" office:value-type="float" office:value="-9.16682106413993" calcext:value-type="float">
            <text:p>-9,17</text:p>
          </table:table-cell>
        </table:table-row>
        <table:table-row table:style-name="ro1">
          <table:table-cell table:formula="of:=COM.MICROSOFT.NORM.INV(RAND(); 60; 15)" office:value-type="float" office:value="56.9677134041721" calcext:value-type="float">
            <text:p>56,968</text:p>
          </table:table-cell>
          <table:table-cell table:formula="of:=ROUND([.A119]; 0)" office:value-type="float" office:value="57" calcext:value-type="float">
            <text:p>57</text:p>
          </table:table-cell>
          <table:table-cell table:formula="of:=SMALL([.$B$8:.$B$147]; ROW([.B119])-ROW([.$B$8])+1)" office:value-type="float" office:value="73" calcext:value-type="float">
            <text:p>73</text:p>
          </table:table-cell>
          <table:table-cell table:number-columns-repeated="9"/>
          <table:table-cell table:formula="of:=[.B119]-[.$K$11]" office:value-type="float" office:value="-4.09285714285714" calcext:value-type="float">
            <text:p>-4,09</text:p>
          </table:table-cell>
          <table:table-cell table:formula="of:=POWER([.M119]; 3)" office:value-type="float" office:value="-68.5614129008746" calcext:value-type="float">
            <text:p>-68,56</text:p>
          </table:table-cell>
        </table:table-row>
        <table:table-row table:style-name="ro1">
          <table:table-cell table:formula="of:=COM.MICROSOFT.NORM.INV(RAND(); 60; 15)" office:value-type="float" office:value="54.2914566987961" calcext:value-type="float">
            <text:p>54,291</text:p>
          </table:table-cell>
          <table:table-cell table:formula="of:=ROUND([.A120]; 0)" office:value-type="float" office:value="54" calcext:value-type="float">
            <text:p>54</text:p>
          </table:table-cell>
          <table:table-cell table:formula="of:=SMALL([.$B$8:.$B$147]; ROW([.B120])-ROW([.$B$8])+1)" office:value-type="float" office:value="74" calcext:value-type="float">
            <text:p>74</text:p>
          </table:table-cell>
          <table:table-cell table:number-columns-repeated="9"/>
          <table:table-cell table:formula="of:=[.B120]-[.$K$11]" office:value-type="float" office:value="-7.09285714285714" calcext:value-type="float">
            <text:p>-7,09</text:p>
          </table:table-cell>
          <table:table-cell table:formula="of:=POWER([.M120]; 3)" office:value-type="float" office:value="-356.831872084548" calcext:value-type="float">
            <text:p>-356,83</text:p>
          </table:table-cell>
        </table:table-row>
        <table:table-row table:style-name="ro1">
          <table:table-cell table:formula="of:=COM.MICROSOFT.NORM.INV(RAND(); 60; 15)" office:value-type="float" office:value="46.3942836367196" calcext:value-type="float">
            <text:p>46,394</text:p>
          </table:table-cell>
          <table:table-cell table:formula="of:=ROUND([.A121]; 0)" office:value-type="float" office:value="46" calcext:value-type="float">
            <text:p>46</text:p>
          </table:table-cell>
          <table:table-cell table:formula="of:=SMALL([.$B$8:.$B$147]; ROW([.B121])-ROW([.$B$8])+1)" office:value-type="float" office:value="74" calcext:value-type="float">
            <text:p>74</text:p>
          </table:table-cell>
          <table:table-cell table:number-columns-repeated="9"/>
          <table:table-cell table:formula="of:=[.B121]-[.$K$11]" office:value-type="float" office:value="-15.0928571428571" calcext:value-type="float">
            <text:p>-15,09</text:p>
          </table:table-cell>
          <table:table-cell table:formula="of:=POWER([.M121]; 3)" office:value-type="float" office:value="-3438.06738228863" calcext:value-type="float">
            <text:p>-3 438,07</text:p>
          </table:table-cell>
        </table:table-row>
        <table:table-row table:style-name="ro1">
          <table:table-cell table:formula="of:=COM.MICROSOFT.NORM.INV(RAND(); 60; 15)" office:value-type="float" office:value="53.3466045398752" calcext:value-type="float">
            <text:p>53,347</text:p>
          </table:table-cell>
          <table:table-cell table:formula="of:=ROUND([.A122]; 0)" office:value-type="float" office:value="53" calcext:value-type="float">
            <text:p>53</text:p>
          </table:table-cell>
          <table:table-cell table:formula="of:=SMALL([.$B$8:.$B$147]; ROW([.B122])-ROW([.$B$8])+1)" office:value-type="float" office:value="75" calcext:value-type="float">
            <text:p>75</text:p>
          </table:table-cell>
          <table:table-cell table:number-columns-repeated="9"/>
          <table:table-cell table:formula="of:=[.B122]-[.$K$11]" office:value-type="float" office:value="-8.09285714285714" calcext:value-type="float">
            <text:p>-8,09</text:p>
          </table:table-cell>
          <table:table-cell table:formula="of:=POWER([.M122]; 3)" office:value-type="float" office:value="-530.036310860058" calcext:value-type="float">
            <text:p>-530,04</text:p>
          </table:table-cell>
        </table:table-row>
        <table:table-row table:style-name="ro1">
          <table:table-cell table:formula="of:=COM.MICROSOFT.NORM.INV(RAND(); 60; 15)" office:value-type="float" office:value="51.8816350099004" calcext:value-type="float">
            <text:p>51,882</text:p>
          </table:table-cell>
          <table:table-cell table:formula="of:=ROUND([.A123]; 0)" office:value-type="float" office:value="52" calcext:value-type="float">
            <text:p>52</text:p>
          </table:table-cell>
          <table:table-cell table:formula="of:=SMALL([.$B$8:.$B$147]; ROW([.B123])-ROW([.$B$8])+1)" office:value-type="float" office:value="76" calcext:value-type="float">
            <text:p>76</text:p>
          </table:table-cell>
          <table:table-cell table:number-columns-repeated="9"/>
          <table:table-cell table:formula="of:=[.B123]-[.$K$11]" office:value-type="float" office:value="-9.09285714285714" calcext:value-type="float">
            <text:p>-9,09</text:p>
          </table:table-cell>
          <table:table-cell table:formula="of:=POWER([.M123]; 3)" office:value-type="float" office:value="-751.797892492711" calcext:value-type="float">
            <text:p>-751,80</text:p>
          </table:table-cell>
        </table:table-row>
        <table:table-row table:style-name="ro1">
          <table:table-cell table:formula="of:=COM.MICROSOFT.NORM.INV(RAND(); 60; 15)" office:value-type="float" office:value="52.0030647446989" calcext:value-type="float">
            <text:p>52,003</text:p>
          </table:table-cell>
          <table:table-cell table:formula="of:=ROUND([.A124]; 0)" office:value-type="float" office:value="52" calcext:value-type="float">
            <text:p>52</text:p>
          </table:table-cell>
          <table:table-cell table:formula="of:=SMALL([.$B$8:.$B$147]; ROW([.B124])-ROW([.$B$8])+1)" office:value-type="float" office:value="76" calcext:value-type="float">
            <text:p>76</text:p>
          </table:table-cell>
          <table:table-cell table:number-columns-repeated="9"/>
          <table:table-cell table:formula="of:=[.B124]-[.$K$11]" office:value-type="float" office:value="-9.09285714285714" calcext:value-type="float">
            <text:p>-9,09</text:p>
          </table:table-cell>
          <table:table-cell table:formula="of:=POWER([.M124]; 3)" office:value-type="float" office:value="-751.797892492711" calcext:value-type="float">
            <text:p>-751,80</text:p>
          </table:table-cell>
        </table:table-row>
        <table:table-row table:style-name="ro1">
          <table:table-cell table:formula="of:=COM.MICROSOFT.NORM.INV(RAND(); 60; 15)" office:value-type="float" office:value="87.1378373499883" calcext:value-type="float">
            <text:p>87,138</text:p>
          </table:table-cell>
          <table:table-cell table:formula="of:=ROUND([.A125]; 0)" office:value-type="float" office:value="87" calcext:value-type="float">
            <text:p>87</text:p>
          </table:table-cell>
          <table:table-cell table:formula="of:=SMALL([.$B$8:.$B$147]; ROW([.B125])-ROW([.$B$8])+1)" office:value-type="float" office:value="76" calcext:value-type="float">
            <text:p>76</text:p>
          </table:table-cell>
          <table:table-cell table:number-columns-repeated="9"/>
          <table:table-cell table:formula="of:=[.B125]-[.$K$11]" office:value-type="float" office:value="25.9071428571429" calcext:value-type="float">
            <text:p>25,91</text:p>
          </table:table-cell>
          <table:table-cell table:formula="of:=POWER([.M125]; 3)" office:value-type="float" office:value="17388.3574646501" calcext:value-type="float">
            <text:p>17 388,36</text:p>
          </table:table-cell>
        </table:table-row>
        <table:table-row table:style-name="ro1">
          <table:table-cell table:formula="of:=COM.MICROSOFT.NORM.INV(RAND(); 60; 15)" office:value-type="float" office:value="72.8053069106326" calcext:value-type="float">
            <text:p>72,805</text:p>
          </table:table-cell>
          <table:table-cell table:formula="of:=ROUND([.A126]; 0)" office:value-type="float" office:value="73" calcext:value-type="float">
            <text:p>73</text:p>
          </table:table-cell>
          <table:table-cell table:formula="of:=SMALL([.$B$8:.$B$147]; ROW([.B126])-ROW([.$B$8])+1)" office:value-type="float" office:value="76" calcext:value-type="float">
            <text:p>76</text:p>
          </table:table-cell>
          <table:table-cell table:number-columns-repeated="9"/>
          <table:table-cell table:formula="of:=[.B126]-[.$K$11]" office:value-type="float" office:value="11.9071428571429" calcext:value-type="float">
            <text:p>11,91</text:p>
          </table:table-cell>
          <table:table-cell table:formula="of:=POWER([.M126]; 3)" office:value-type="float" office:value="1688.195321793" calcext:value-type="float">
            <text:p>1 688,20</text:p>
          </table:table-cell>
        </table:table-row>
        <table:table-row table:style-name="ro1">
          <table:table-cell table:formula="of:=COM.MICROSOFT.NORM.INV(RAND(); 60; 15)" office:value-type="float" office:value="47.2145007755619" calcext:value-type="float">
            <text:p>47,215</text:p>
          </table:table-cell>
          <table:table-cell table:formula="of:=ROUND([.A127]; 0)" office:value-type="float" office:value="47" calcext:value-type="float">
            <text:p>47</text:p>
          </table:table-cell>
          <table:table-cell table:formula="of:=SMALL([.$B$8:.$B$147]; ROW([.B127])-ROW([.$B$8])+1)" office:value-type="float" office:value="77" calcext:value-type="float">
            <text:p>77</text:p>
          </table:table-cell>
          <table:table-cell table:number-columns-repeated="9"/>
          <table:table-cell table:formula="of:=[.B127]-[.$K$11]" office:value-type="float" office:value="-14.0928571428571" calcext:value-type="float">
            <text:p>-14,09</text:p>
          </table:table-cell>
          <table:table-cell table:formula="of:=POWER([.M127]; 3)" office:value-type="float" office:value="-2798.96294351312" calcext:value-type="float">
            <text:p>-2 798,96</text:p>
          </table:table-cell>
        </table:table-row>
        <table:table-row table:style-name="ro1">
          <table:table-cell table:formula="of:=COM.MICROSOFT.NORM.INV(RAND(); 60; 15)" office:value-type="float" office:value="36.6199842347593" calcext:value-type="float">
            <text:p>36,620</text:p>
          </table:table-cell>
          <table:table-cell table:formula="of:=ROUND([.A128]; 0)" office:value-type="float" office:value="37" calcext:value-type="float">
            <text:p>37</text:p>
          </table:table-cell>
          <table:table-cell table:formula="of:=SMALL([.$B$8:.$B$147]; ROW([.B128])-ROW([.$B$8])+1)" office:value-type="float" office:value="77" calcext:value-type="float">
            <text:p>77</text:p>
          </table:table-cell>
          <table:table-cell table:number-columns-repeated="9"/>
          <table:table-cell table:formula="of:=[.B128]-[.$K$11]" office:value-type="float" office:value="-24.0928571428571" calcext:value-type="float">
            <text:p>-24,09</text:p>
          </table:table-cell>
          <table:table-cell table:formula="of:=POWER([.M128]; 3)" office:value-type="float" office:value="-13985.0787598396" calcext:value-type="float">
            <text:p>-13 985,08</text:p>
          </table:table-cell>
        </table:table-row>
        <table:table-row table:style-name="ro1">
          <table:table-cell table:formula="of:=COM.MICROSOFT.NORM.INV(RAND(); 60; 15)" office:value-type="float" office:value="67.1664417585905" calcext:value-type="float">
            <text:p>67,166</text:p>
          </table:table-cell>
          <table:table-cell table:formula="of:=ROUND([.A129]; 0)" office:value-type="float" office:value="67" calcext:value-type="float">
            <text:p>67</text:p>
          </table:table-cell>
          <table:table-cell table:formula="of:=SMALL([.$B$8:.$B$147]; ROW([.B129])-ROW([.$B$8])+1)" office:value-type="float" office:value="78" calcext:value-type="float">
            <text:p>78</text:p>
          </table:table-cell>
          <table:table-cell table:number-columns-repeated="9"/>
          <table:table-cell table:formula="of:=[.B129]-[.$K$11]" office:value-type="float" office:value="5.90714285714286" calcext:value-type="float">
            <text:p>5,91</text:p>
          </table:table-cell>
          <table:table-cell table:formula="of:=POWER([.M129]; 3)" office:value-type="float" office:value="206.125831997085" calcext:value-type="float">
            <text:p>206,13</text:p>
          </table:table-cell>
        </table:table-row>
        <table:table-row table:style-name="ro1">
          <table:table-cell table:formula="of:=COM.MICROSOFT.NORM.INV(RAND(); 60; 15)" office:value-type="float" office:value="92.3973867797585" calcext:value-type="float">
            <text:p>92,397</text:p>
          </table:table-cell>
          <table:table-cell table:formula="of:=ROUND([.A130]; 0)" office:value-type="float" office:value="92" calcext:value-type="float">
            <text:p>92</text:p>
          </table:table-cell>
          <table:table-cell table:formula="of:=SMALL([.$B$8:.$B$147]; ROW([.B130])-ROW([.$B$8])+1)" office:value-type="float" office:value="78" calcext:value-type="float">
            <text:p>78</text:p>
          </table:table-cell>
          <table:table-cell table:number-columns-repeated="9"/>
          <table:table-cell table:formula="of:=[.B130]-[.$K$11]" office:value-type="float" office:value="30.9071428571429" calcext:value-type="float">
            <text:p>30,91</text:p>
          </table:table-cell>
          <table:table-cell table:formula="of:=POWER([.M130]; 3)" office:value-type="float" office:value="29524.093944242" calcext:value-type="float">
            <text:p>29 524,09</text:p>
          </table:table-cell>
        </table:table-row>
        <table:table-row table:style-name="ro1">
          <table:table-cell table:formula="of:=COM.MICROSOFT.NORM.INV(RAND(); 60; 15)" office:value-type="float" office:value="72.9392479346233" calcext:value-type="float">
            <text:p>72,939</text:p>
          </table:table-cell>
          <table:table-cell table:formula="of:=ROUND([.A131]; 0)" office:value-type="float" office:value="73" calcext:value-type="float">
            <text:p>73</text:p>
          </table:table-cell>
          <table:table-cell table:formula="of:=SMALL([.$B$8:.$B$147]; ROW([.B131])-ROW([.$B$8])+1)" office:value-type="float" office:value="78" calcext:value-type="float">
            <text:p>78</text:p>
          </table:table-cell>
          <table:table-cell table:number-columns-repeated="9"/>
          <table:table-cell table:formula="of:=[.B131]-[.$K$11]" office:value-type="float" office:value="11.9071428571429" calcext:value-type="float">
            <text:p>11,91</text:p>
          </table:table-cell>
          <table:table-cell table:formula="of:=POWER([.M131]; 3)" office:value-type="float" office:value="1688.195321793" calcext:value-type="float">
            <text:p>1 688,20</text:p>
          </table:table-cell>
        </table:table-row>
        <table:table-row table:style-name="ro1">
          <table:table-cell table:formula="of:=COM.MICROSOFT.NORM.INV(RAND(); 60; 15)" office:value-type="float" office:value="75.8875481353986" calcext:value-type="float">
            <text:p>75,888</text:p>
          </table:table-cell>
          <table:table-cell table:formula="of:=ROUND([.A132]; 0)" office:value-type="float" office:value="76" calcext:value-type="float">
            <text:p>76</text:p>
          </table:table-cell>
          <table:table-cell table:formula="of:=SMALL([.$B$8:.$B$147]; ROW([.B132])-ROW([.$B$8])+1)" office:value-type="float" office:value="78" calcext:value-type="float">
            <text:p>78</text:p>
          </table:table-cell>
          <table:table-cell table:number-columns-repeated="9"/>
          <table:table-cell table:formula="of:=[.B132]-[.$K$11]" office:value-type="float" office:value="14.9071428571429" calcext:value-type="float">
            <text:p>14,91</text:p>
          </table:table-cell>
          <table:table-cell table:formula="of:=POWER([.M132]; 3)" office:value-type="float" office:value="3312.70863811953" calcext:value-type="float">
            <text:p>3 312,71</text:p>
          </table:table-cell>
        </table:table-row>
        <table:table-row table:style-name="ro1">
          <table:table-cell table:formula="of:=COM.MICROSOFT.NORM.INV(RAND(); 60; 15)" office:value-type="float" office:value="68.2439891221814" calcext:value-type="float">
            <text:p>68,244</text:p>
          </table:table-cell>
          <table:table-cell table:formula="of:=ROUND([.A133]; 0)" office:value-type="float" office:value="68" calcext:value-type="float">
            <text:p>68</text:p>
          </table:table-cell>
          <table:table-cell table:formula="of:=SMALL([.$B$8:.$B$147]; ROW([.B133])-ROW([.$B$8])+1)" office:value-type="float" office:value="79" calcext:value-type="float">
            <text:p>79</text:p>
          </table:table-cell>
          <table:table-cell table:number-columns-repeated="9"/>
          <table:table-cell table:formula="of:=[.B133]-[.$K$11]" office:value-type="float" office:value="6.90714285714286" calcext:value-type="float">
            <text:p>6,91</text:p>
          </table:table-cell>
          <table:table-cell table:formula="of:=POWER([.M133]; 3)" office:value-type="float" office:value="329.530270772595" calcext:value-type="float">
            <text:p>329,53</text:p>
          </table:table-cell>
        </table:table-row>
        <table:table-row table:style-name="ro1">
          <table:table-cell table:formula="of:=COM.MICROSOFT.NORM.INV(RAND(); 60; 15)" office:value-type="float" office:value="57.6625456388606" calcext:value-type="float">
            <text:p>57,663</text:p>
          </table:table-cell>
          <table:table-cell table:formula="of:=ROUND([.A134]; 0)" office:value-type="float" office:value="58" calcext:value-type="float">
            <text:p>58</text:p>
          </table:table-cell>
          <table:table-cell table:formula="of:=SMALL([.$B$8:.$B$147]; ROW([.B134])-ROW([.$B$8])+1)" office:value-type="float" office:value="79" calcext:value-type="float">
            <text:p>79</text:p>
          </table:table-cell>
          <table:table-cell table:number-columns-repeated="9"/>
          <table:table-cell table:formula="of:=[.B134]-[.$K$11]" office:value-type="float" office:value="-3.09285714285714" calcext:value-type="float">
            <text:p>-3,09</text:p>
          </table:table-cell>
          <table:table-cell table:formula="of:=POWER([.M134]; 3)" office:value-type="float" office:value="-29.5855455539358" calcext:value-type="float">
            <text:p>-29,59</text:p>
          </table:table-cell>
        </table:table-row>
        <table:table-row table:style-name="ro1">
          <table:table-cell table:formula="of:=COM.MICROSOFT.NORM.INV(RAND(); 60; 15)" office:value-type="float" office:value="74.0215755094615" calcext:value-type="float">
            <text:p>74,022</text:p>
          </table:table-cell>
          <table:table-cell table:formula="of:=ROUND([.A135]; 0)" office:value-type="float" office:value="74" calcext:value-type="float">
            <text:p>74</text:p>
          </table:table-cell>
          <table:table-cell table:formula="of:=SMALL([.$B$8:.$B$147]; ROW([.B135])-ROW([.$B$8])+1)" office:value-type="float" office:value="79" calcext:value-type="float">
            <text:p>79</text:p>
          </table:table-cell>
          <table:table-cell table:number-columns-repeated="9"/>
          <table:table-cell table:formula="of:=[.B135]-[.$K$11]" office:value-type="float" office:value="12.9071428571429" calcext:value-type="float">
            <text:p>12,91</text:p>
          </table:table-cell>
          <table:table-cell table:formula="of:=POWER([.M135]; 3)" office:value-type="float" office:value="2150.25690342566" calcext:value-type="float">
            <text:p>2 150,26</text:p>
          </table:table-cell>
        </table:table-row>
        <table:table-row table:style-name="ro1">
          <table:table-cell table:formula="of:=COM.MICROSOFT.NORM.INV(RAND(); 60; 15)" office:value-type="float" office:value="34.6220219034104" calcext:value-type="float">
            <text:p>34,622</text:p>
          </table:table-cell>
          <table:table-cell table:formula="of:=ROUND([.A136]; 0)" office:value-type="float" office:value="35" calcext:value-type="float">
            <text:p>35</text:p>
          </table:table-cell>
          <table:table-cell table:formula="of:=SMALL([.$B$8:.$B$147]; ROW([.B136])-ROW([.$B$8])+1)" office:value-type="float" office:value="80" calcext:value-type="float">
            <text:p>80</text:p>
          </table:table-cell>
          <table:table-cell table:number-columns-repeated="9"/>
          <table:table-cell table:formula="of:=[.B136]-[.$K$11]" office:value-type="float" office:value="-26.0928571428571" calcext:value-type="float">
            <text:p>-26,09</text:p>
          </table:table-cell>
          <table:table-cell table:formula="of:=POWER([.M136]; 3)" office:value-type="float" office:value="-17764.9876373907" calcext:value-type="float">
            <text:p>-17 764,99</text:p>
          </table:table-cell>
        </table:table-row>
        <table:table-row table:style-name="ro1">
          <table:table-cell table:formula="of:=COM.MICROSOFT.NORM.INV(RAND(); 60; 15)" office:value-type="float" office:value="75.9195857872124" calcext:value-type="float">
            <text:p>75,920</text:p>
          </table:table-cell>
          <table:table-cell table:formula="of:=ROUND([.A137]; 0)" office:value-type="float" office:value="76" calcext:value-type="float">
            <text:p>76</text:p>
          </table:table-cell>
          <table:table-cell table:formula="of:=SMALL([.$B$8:.$B$147]; ROW([.B137])-ROW([.$B$8])+1)" office:value-type="float" office:value="81" calcext:value-type="float">
            <text:p>81</text:p>
          </table:table-cell>
          <table:table-cell table:number-columns-repeated="9"/>
          <table:table-cell table:formula="of:=[.B137]-[.$K$11]" office:value-type="float" office:value="14.9071428571429" calcext:value-type="float">
            <text:p>14,91</text:p>
          </table:table-cell>
          <table:table-cell table:formula="of:=POWER([.M137]; 3)" office:value-type="float" office:value="3312.70863811953" calcext:value-type="float">
            <text:p>3 312,71</text:p>
          </table:table-cell>
        </table:table-row>
        <table:table-row table:style-name="ro1">
          <table:table-cell table:formula="of:=COM.MICROSOFT.NORM.INV(RAND(); 60; 15)" office:value-type="float" office:value="73.4125946103751" calcext:value-type="float">
            <text:p>73,413</text:p>
          </table:table-cell>
          <table:table-cell table:formula="of:=ROUND([.A138]; 0)" office:value-type="float" office:value="73" calcext:value-type="float">
            <text:p>73</text:p>
          </table:table-cell>
          <table:table-cell table:formula="of:=SMALL([.$B$8:.$B$147]; ROW([.B138])-ROW([.$B$8])+1)" office:value-type="float" office:value="82" calcext:value-type="float">
            <text:p>82</text:p>
          </table:table-cell>
          <table:table-cell table:number-columns-repeated="9"/>
          <table:table-cell table:formula="of:=[.B138]-[.$K$11]" office:value-type="float" office:value="11.9071428571429" calcext:value-type="float">
            <text:p>11,91</text:p>
          </table:table-cell>
          <table:table-cell table:formula="of:=POWER([.M138]; 3)" office:value-type="float" office:value="1688.195321793" calcext:value-type="float">
            <text:p>1 688,20</text:p>
          </table:table-cell>
        </table:table-row>
        <table:table-row table:style-name="ro1">
          <table:table-cell table:formula="of:=COM.MICROSOFT.NORM.INV(RAND(); 60; 15)" office:value-type="float" office:value="51.423844904436" calcext:value-type="float">
            <text:p>51,424</text:p>
          </table:table-cell>
          <table:table-cell table:formula="of:=ROUND([.A139]; 0)" office:value-type="float" office:value="51" calcext:value-type="float">
            <text:p>51</text:p>
          </table:table-cell>
          <table:table-cell table:formula="of:=SMALL([.$B$8:.$B$147]; ROW([.B139])-ROW([.$B$8])+1)" office:value-type="float" office:value="83" calcext:value-type="float">
            <text:p>83</text:p>
          </table:table-cell>
          <table:table-cell table:number-columns-repeated="9"/>
          <table:table-cell table:formula="of:=[.B139]-[.$K$11]" office:value-type="float" office:value="-10.0928571428571" calcext:value-type="float">
            <text:p>-10,09</text:p>
          </table:table-cell>
          <table:table-cell table:formula="of:=POWER([.M139]; 3)" office:value-type="float" office:value="-1028.11661698251" calcext:value-type="float">
            <text:p>-1 028,12</text:p>
          </table:table-cell>
        </table:table-row>
        <table:table-row table:style-name="ro1">
          <table:table-cell table:formula="of:=COM.MICROSOFT.NORM.INV(RAND(); 60; 15)" office:value-type="float" office:value="56.1760411820039" calcext:value-type="float">
            <text:p>56,176</text:p>
          </table:table-cell>
          <table:table-cell table:formula="of:=ROUND([.A140]; 0)" office:value-type="float" office:value="56" calcext:value-type="float">
            <text:p>56</text:p>
          </table:table-cell>
          <table:table-cell table:formula="of:=SMALL([.$B$8:.$B$147]; ROW([.B140])-ROW([.$B$8])+1)" office:value-type="float" office:value="85" calcext:value-type="float">
            <text:p>85</text:p>
          </table:table-cell>
          <table:table-cell table:number-columns-repeated="9"/>
          <table:table-cell table:formula="of:=[.B140]-[.$K$11]" office:value-type="float" office:value="-5.09285714285714" calcext:value-type="float">
            <text:p>-5,09</text:p>
          </table:table-cell>
          <table:table-cell table:formula="of:=POWER([.M140]; 3)" office:value-type="float" office:value="-132.094423104956" calcext:value-type="float">
            <text:p>-132,09</text:p>
          </table:table-cell>
        </table:table-row>
        <table:table-row table:style-name="ro1">
          <table:table-cell table:formula="of:=COM.MICROSOFT.NORM.INV(RAND(); 60; 15)" office:value-type="float" office:value="45.5303614782664" calcext:value-type="float">
            <text:p>45,530</text:p>
          </table:table-cell>
          <table:table-cell table:formula="of:=ROUND([.A141]; 0)" office:value-type="float" office:value="46" calcext:value-type="float">
            <text:p>46</text:p>
          </table:table-cell>
          <table:table-cell table:formula="of:=SMALL([.$B$8:.$B$147]; ROW([.B141])-ROW([.$B$8])+1)" office:value-type="float" office:value="85" calcext:value-type="float">
            <text:p>85</text:p>
          </table:table-cell>
          <table:table-cell table:number-columns-repeated="9"/>
          <table:table-cell table:formula="of:=[.B141]-[.$K$11]" office:value-type="float" office:value="-15.0928571428571" calcext:value-type="float">
            <text:p>-15,09</text:p>
          </table:table-cell>
          <table:table-cell table:formula="of:=POWER([.M141]; 3)" office:value-type="float" office:value="-3438.06738228863" calcext:value-type="float">
            <text:p>-3 438,07</text:p>
          </table:table-cell>
        </table:table-row>
        <table:table-row table:style-name="ro1">
          <table:table-cell table:formula="of:=COM.MICROSOFT.NORM.INV(RAND(); 60; 15)" office:value-type="float" office:value="77.6132873445459" calcext:value-type="float">
            <text:p>77,613</text:p>
          </table:table-cell>
          <table:table-cell table:formula="of:=ROUND([.A142]; 0)" office:value-type="float" office:value="78" calcext:value-type="float">
            <text:p>78</text:p>
          </table:table-cell>
          <table:table-cell table:formula="of:=SMALL([.$B$8:.$B$147]; ROW([.B142])-ROW([.$B$8])+1)" office:value-type="float" office:value="86" calcext:value-type="float">
            <text:p>86</text:p>
          </table:table-cell>
          <table:table-cell table:number-columns-repeated="9"/>
          <table:table-cell table:formula="of:=[.B142]-[.$K$11]" office:value-type="float" office:value="16.9071428571429" calcext:value-type="float">
            <text:p>16,91</text:p>
          </table:table-cell>
          <table:table-cell table:formula="of:=POWER([.M142]; 3)" office:value-type="float" office:value="4832.93180138484" calcext:value-type="float">
            <text:p>4 832,93</text:p>
          </table:table-cell>
        </table:table-row>
        <table:table-row table:style-name="ro1">
          <table:table-cell table:formula="of:=COM.MICROSOFT.NORM.INV(RAND(); 60; 15)" office:value-type="float" office:value="47.538264134289" calcext:value-type="float">
            <text:p>47,538</text:p>
          </table:table-cell>
          <table:table-cell table:formula="of:=ROUND([.A143]; 0)" office:value-type="float" office:value="48" calcext:value-type="float">
            <text:p>48</text:p>
          </table:table-cell>
          <table:table-cell table:formula="of:=SMALL([.$B$8:.$B$147]; ROW([.B143])-ROW([.$B$8])+1)" office:value-type="float" office:value="87" calcext:value-type="float">
            <text:p>87</text:p>
          </table:table-cell>
          <table:table-cell table:number-columns-repeated="9"/>
          <table:table-cell table:formula="of:=[.B143]-[.$K$11]" office:value-type="float" office:value="-13.0928571428571" calcext:value-type="float">
            <text:p>-13,09</text:p>
          </table:table-cell>
          <table:table-cell table:formula="of:=POWER([.M143]; 3)" office:value-type="float" office:value="-2244.41564759475" calcext:value-type="float">
            <text:p>-2 244,42</text:p>
          </table:table-cell>
        </table:table-row>
        <table:table-row table:style-name="ro1">
          <table:table-cell table:formula="of:=COM.MICROSOFT.NORM.INV(RAND(); 60; 15)" office:value-type="float" office:value="35.1860409192564" calcext:value-type="float">
            <text:p>35,186</text:p>
          </table:table-cell>
          <table:table-cell table:formula="of:=ROUND([.A144]; 0)" office:value-type="float" office:value="35" calcext:value-type="float">
            <text:p>35</text:p>
          </table:table-cell>
          <table:table-cell table:formula="of:=SMALL([.$B$8:.$B$147]; ROW([.B144])-ROW([.$B$8])+1)" office:value-type="float" office:value="88" calcext:value-type="float">
            <text:p>88</text:p>
          </table:table-cell>
          <table:table-cell table:number-columns-repeated="9"/>
          <table:table-cell table:formula="of:=[.B144]-[.$K$11]" office:value-type="float" office:value="-26.0928571428571" calcext:value-type="float">
            <text:p>-26,09</text:p>
          </table:table-cell>
          <table:table-cell table:formula="of:=POWER([.M144]; 3)" office:value-type="float" office:value="-17764.9876373907" calcext:value-type="float">
            <text:p>-17 764,99</text:p>
          </table:table-cell>
        </table:table-row>
        <table:table-row table:style-name="ro1">
          <table:table-cell table:formula="of:=COM.MICROSOFT.NORM.INV(RAND(); 60; 15)" office:value-type="float" office:value="77.8164494573198" calcext:value-type="float">
            <text:p>77,816</text:p>
          </table:table-cell>
          <table:table-cell table:formula="of:=ROUND([.A145]; 0)" office:value-type="float" office:value="78" calcext:value-type="float">
            <text:p>78</text:p>
          </table:table-cell>
          <table:table-cell table:formula="of:=SMALL([.$B$8:.$B$147]; ROW([.B145])-ROW([.$B$8])+1)" office:value-type="float" office:value="92" calcext:value-type="float">
            <text:p>92</text:p>
          </table:table-cell>
          <table:table-cell table:number-columns-repeated="9"/>
          <table:table-cell table:formula="of:=[.B145]-[.$K$11]" office:value-type="float" office:value="16.9071428571429" calcext:value-type="float">
            <text:p>16,91</text:p>
          </table:table-cell>
          <table:table-cell table:formula="of:=POWER([.M145]; 3)" office:value-type="float" office:value="4832.93180138484" calcext:value-type="float">
            <text:p>4 832,93</text:p>
          </table:table-cell>
        </table:table-row>
        <table:table-row table:style-name="ro1">
          <table:table-cell table:formula="of:=COM.MICROSOFT.NORM.INV(RAND(); 60; 15)" office:value-type="float" office:value="53.1898781094941" calcext:value-type="float">
            <text:p>53,190</text:p>
          </table:table-cell>
          <table:table-cell table:formula="of:=ROUND([.A146]; 0)" office:value-type="float" office:value="53" calcext:value-type="float">
            <text:p>53</text:p>
          </table:table-cell>
          <table:table-cell table:formula="of:=SMALL([.$B$8:.$B$147]; ROW([.B146])-ROW([.$B$8])+1)" office:value-type="float" office:value="93" calcext:value-type="float">
            <text:p>93</text:p>
          </table:table-cell>
          <table:table-cell table:number-columns-repeated="9"/>
          <table:table-cell table:formula="of:=[.B146]-[.$K$11]" office:value-type="float" office:value="-8.09285714285714" calcext:value-type="float">
            <text:p>-8,09</text:p>
          </table:table-cell>
          <table:table-cell table:formula="of:=POWER([.M146]; 3)" office:value-type="float" office:value="-530.036310860058" calcext:value-type="float">
            <text:p>-530,04</text:p>
          </table:table-cell>
        </table:table-row>
        <table:table-row table:style-name="ro1">
          <table:table-cell table:formula="of:=COM.MICROSOFT.NORM.INV(RAND(); 60; 15)" office:value-type="float" office:value="72.3285124022651" calcext:value-type="float">
            <text:p>72,329</text:p>
          </table:table-cell>
          <table:table-cell table:formula="of:=ROUND([.A147]; 0)" office:value-type="float" office:value="72" calcext:value-type="float">
            <text:p>72</text:p>
          </table:table-cell>
          <table:table-cell table:formula="of:=SMALL([.$B$8:.$B$147]; ROW([.B147])-ROW([.$B$8])+1)" office:value-type="float" office:value="99" calcext:value-type="float">
            <text:p>99</text:p>
          </table:table-cell>
          <table:table-cell table:number-columns-repeated="9"/>
          <table:table-cell table:formula="of:=[.B147]-[.$K$11]" office:value-type="float" office:value="10.9071428571429" calcext:value-type="float">
            <text:p>10,91</text:p>
          </table:table-cell>
          <table:table-cell table:formula="of:=POWER([.M147]; 3)" office:value-type="float" office:value="1297.57659730321" calcext:value-type="float">
            <text:p>1 297,58</text:p>
          </table:table-cell>
        </table:table-row>
      </table:table>
      <table:named-expressions/>
      <table:database-ranges>
        <table:database-range table:name="__Anonymous_Sheet_DB__0" table:target-range-address="Лист1.B8:Лист1.B14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20" number:min-decimal-places="20" number:min-integer-digits="1" number:grouping="true"/>
    </number:number-style>
    <number:number-style style:name="N144">
      <number:number number:decimal-places="19" number:min-decimal-places="19" number:min-integer-digits="1" number:grouping="true"/>
    </number:number-style>
    <number:number-style style:name="N143">
      <number:number number:decimal-places="18" number:min-decimal-places="18" number:min-integer-digits="1" number:grouping="true"/>
    </number:number-style>
    <number:number-style style:name="N142">
      <number:number number:decimal-places="17" number:min-decimal-places="17" number:min-integer-digits="1" number:grouping="true"/>
    </number:number-style>
    <number:number-style style:name="N141">
      <number:number number:decimal-places="16" number:min-decimal-places="16" number:min-integer-digits="1" number:grouping="true"/>
    </number:number-style>
    <number:number-style style:name="N140">
      <number:number number:decimal-places="15" number:min-decimal-places="15" number:min-integer-digits="1" number:grouping="true"/>
    </number:number-style>
    <number:number-style style:name="N139">
      <number:number number:decimal-places="14" number:min-decimal-places="14" number:min-integer-digits="1" number:grouping="true"/>
    </number:number-style>
    <number:number-style style:name="N138">
      <number:number number:decimal-places="13" number:min-decimal-places="13" number:min-integer-digits="1" number:grouping="true"/>
    </number:number-style>
    <number:number-style style:name="N137">
      <number:number number:decimal-places="12" number:min-decimal-places="12" number:min-integer-digits="1" number:grouping="true"/>
    </number:number-style>
    <number:number-style style:name="N136">
      <number:number number:decimal-places="11" number:min-decimal-places="11" number:min-integer-digits="1" number:grouping="true"/>
    </number:number-style>
    <number:number-style style:name="N135">
      <number:number number:decimal-places="10" number:min-decimal-places="10" number:min-integer-digits="1" number:grouping="true"/>
    </number:number-style>
    <number:number-style style:name="N134">
      <number:number number:decimal-places="9" number:min-decimal-places="9" number:min-integer-digits="1" number:grouping="true"/>
    </number:number-style>
    <number:number-style style:name="N133">
      <number:number number:decimal-places="8" number:min-decimal-places="8" number:min-integer-digits="1" number:grouping="true"/>
    </number:number-style>
    <number:number-style style:name="N132">
      <number:number number:decimal-places="7" number:min-decimal-places="7" number:min-integer-digits="1" number:grouping="true"/>
    </number:number-style>
    <number:number-style style:name="N131">
      <number:number number:decimal-places="6" number:min-decimal-places="6" number:min-integer-digits="1" number:grouping="true"/>
    </number:number-style>
    <number:number-style style:name="N130">
      <number:number number:decimal-places="5" number:min-decimal-places="5" number:min-integer-digits="1" number:grouping="true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18">
      <number:number number:decimal-places="3" number:min-decimal-places="3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6">
      <number:number number:decimal-places="1" number:min-decimal-places="1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4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5:16:54.694827900</meta:creation-date>
    <dc:date>2023-02-21T00:54:17.601976804</dc:date>
    <meta:editing-duration>PT2H12M39S</meta:editing-duration>
    <meta:editing-cycles>8</meta:editing-cycles>
    <meta:generator>LibreOffice/7.5.0.3$Linux_X86_64 LibreOffice_project/c21113d003cd3efa8c53188764377a8272d9d6de</meta:generator>
    <meta:document-statistic meta:table-count="1" meta:cell-count="784" meta:object-count="0"/>
  </office:meta>
</office:document-meta>
</file>